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6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50%" style:writing-mode="lr-tb"/>
    </style:style>
    <style:style style:name="P16" style:family="paragraph" style:parent-style-name="Standard">
      <style:paragraph-properties fo:break-before="auto" fo:line-height="150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T16_3" style:family="text">
      <style:text-properties fo:font-size="14pt" style:font-size-asian="14pt" style:font-size-complex="14pt" fo:font-weight="bold" style:font-weight-asian="bold" style:font-weight-complex="bold"/>
    </style:style>
    <style:style style:name="T16_4" style:family="text">
      <style:text-properties fo:font-size="14pt" style:font-size-asian="14pt" style:font-size-complex="14pt" fo:font-weight="bold" style:font-weight-asian="bold" style:font-weight-complex="bold"/>
    </style:style>
    <style:style style:name="T16_5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50%" style:writing-mode="lr-tb"/>
    </style:style>
    <style:style style:name="T17_1" style:family="text">
      <style:text-properties fo:font-size="14pt" style:font-size-asian="14pt" style:font-size-complex="14pt" fo:font-weight="bold" style:font-weight-asian="bold" style:font-weight-complex="bold"/>
    </style:style>
    <style:style style:name="T17_2" style:family="text"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50%" style:writing-mode="lr-tb"/>
    </style:style>
    <style:style style:name="T31_1" style:family="text">
      <style:text-properties fo:font-size="28pt" style:font-size-asian="28pt" style:font-size-complex="28pt" fo:font-weight="bold" style:font-weight-asian="bold" style:font-weight-complex="bold"/>
    </style:style>
    <style:style style:name="T31_2" style:family="text">
      <style:text-properties fo:font-size="28pt" style:font-size-asian="28pt" style:font-size-complex="28pt" fo:font-weight="bold" style:font-weight-asian="bold" style:font-weight-complex="bold"/>
    </style:style>
    <style:style style:name="T31_3" style:family="text">
      <style:text-properties fo:font-size="28pt" style:font-size-asian="28pt" style:font-size-complex="28pt" fo:font-weight="bold" style:font-weight-asian="bold" style:font-weight-complex="bold"/>
    </style:style>
    <style:style style:name="T31_4" style:family="text">
      <style:text-properties fo:font-size="28pt" style:font-size-asian="28pt" style:font-size-complex="28pt" fo:font-weight="bold" style:font-weight-asian="bold" style:font-weight-complex="bold"/>
    </style:style>
    <style:style style:name="T31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96cm" fo:margin-left="0.19cm"/>
    </style:style>
    <style:style style:name="Column1" style:family="table-column">
      <style:table-column-properties style:column-width="4.895cm"/>
    </style:style>
    <style:style style:name="Column2" style:family="table-column">
      <style:table-column-properties style:column-width="6.218cm"/>
    </style:style>
    <style:style style:name="Column3" style:family="table-column">
      <style:table-column-properties style:column-width="3.572cm"/>
    </style:style>
    <style:style style:name="Column4" style:family="table-column">
      <style:table-column-properties style:column-width="2.27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8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9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break-before="auto" fo:line-height="150%" style:writing-mode="lr-tb"/>
    </style:style>
    <style:style style:name="P4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text-indent="0cm" fo:line-height="150%" fo:margin-bottom="0.176cm" fo:margin-left="0.706cm" style:writing-mode="lr-tb">
        <style:tab-stops>
          <style:tab-stop style:type="right" style:leader-style="none" style:position="15.589cm"/>
        </style:tab-stops>
      </style:paragraph-properties>
    </style:style>
    <style:style style:name="T67_1" style:family="text">
      <style:text-properties fo:font-size="28pt" style:font-size-asian="28pt" style:font-size-complex="28pt" fo:font-weight="bold" style:font-weight-asian="bold" style:font-weight-complex="bold"/>
    </style:style>
    <style:style style:name="P68" style:family="paragraph" style:parent-style-name="Standard">
      <style:paragraph-properties fo:break-before="auto" fo:text-indent="0cm" fo:line-height="115%" fo:margin-left="0.635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text-indent="0cm" fo:line-height="115%" fo:margin-left="0.635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T69_5" style:family="text"/>
    <style:style style:name="T69_6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15%" fo:margin-left="1.27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T70_5" style:family="text"/>
    <style:style style:name="T70_6" style:family="text">
      <style:text-properties fo:color="#1155cc" style:text-underline-style="solid" style:text-underline-color="font-color"/>
    </style:style>
    <style:style style:name="T70_7" style:family="text"/>
    <style:style style:name="T70_8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15%" fo:margin-left="1.27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T71_7" style:family="text"/>
    <style:style style:name="T71_8" style:family="text">
      <style:text-properties fo:color="#1155cc" style:text-underline-style="solid" style:text-underline-color="font-color"/>
    </style:style>
    <style:style style:name="T71_9" style:family="text"/>
    <style:style style:name="T71_10" style:family="text">
      <style:text-properties fo:color="#1155cc" style:text-underline-style="solid" style:text-underline-color="font-color"/>
    </style:style>
    <style:style style:name="T71_11" style:family="text"/>
    <style:style style:name="T71_12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15%" fo:margin-left="1.27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T72_7" style:family="text"/>
    <style:style style:name="T72_8" style:family="text">
      <style:text-properties fo:color="#1155cc" style:text-underline-style="solid" style:text-underline-color="font-color"/>
    </style:style>
    <style:style style:name="T72_9" style:family="text"/>
    <style:style style:name="T72_10" style:family="text">
      <style:text-properties fo:color="#1155cc" style:text-underline-style="solid" style:text-underline-color="font-color"/>
    </style:style>
    <style:style style:name="T72_11" style:family="text"/>
    <style:style style:name="T72_12" style:family="text">
      <style:text-properties fo:color="#1155cc" style:text-underline-style="solid" style:text-underline-color="font-color"/>
    </style:style>
    <style:style style:name="T72_13" style:family="text"/>
    <style:style style:name="T72_14" style:family="text">
      <style:text-properties fo:color="#1155cc" style:text-underline-style="solid" style:text-underline-color="font-color"/>
    </style:style>
    <style:style style:name="T72_15" style:family="text"/>
    <style:style style:name="T72_16" style:family="text">
      <style:text-properties fo:color="#1155cc" style:text-underline-style="solid" style:text-underline-color="font-color"/>
    </style:style>
    <style:style style:name="T72_17" style:family="text"/>
    <style:style style:name="T72_18" style:family="text">
      <style:text-properties fo:color="#1155cc" style:text-underline-style="solid" style:text-underline-color="font-color"/>
    </style:style>
    <style:style style:name="T72_19" style:family="text"/>
    <style:style style:name="T72_20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15%" fo:margin-left="1.27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T73_5" style:family="text"/>
    <style:style style:name="T73_6" style:family="text">
      <style:text-properties fo:color="#1155cc" style:text-underline-style="solid" style:text-underline-color="font-color"/>
    </style:style>
    <style:style style:name="T73_7" style:family="text"/>
    <style:style style:name="T73_8" style:family="text">
      <style:text-properties fo:color="#1155cc" style:text-underline-style="solid" style:text-underline-color="font-color"/>
    </style:style>
    <style:style style:name="T73_9" style:family="text"/>
    <style:style style:name="T73_10" style:family="text">
      <style:text-properties fo:color="#1155cc" style:text-underline-style="solid" style:text-underline-color="font-color"/>
    </style:style>
    <style:style style:name="T73_11" style:family="text"/>
    <style:style style:name="T73_12" style:family="text">
      <style:text-properties fo:color="#1155cc" style:text-underline-style="solid" style:text-underline-color="font-color"/>
    </style:style>
    <style:style style:name="T73_13" style:family="text"/>
    <style:style style:name="T73_14" style:family="text">
      <style:text-properties fo:color="#1155cc" style:text-underline-style="solid" style:text-underline-color="font-color"/>
    </style:style>
    <style:style style:name="T73_15" style:family="text"/>
    <style:style style:name="T73_16" style:family="text">
      <style:text-properties fo:color="#1155cc" style:text-underline-style="solid" style:text-underline-color="font-color"/>
    </style:style>
    <style:style style:name="T73_17" style:family="text"/>
    <style:style style:name="T73_18" style:family="text">
      <style:text-properties fo:color="#1155cc" style:text-underline-style="solid" style:text-underline-color="font-color"/>
    </style:style>
    <style:style style:name="T73_19" style:family="text"/>
    <style:style style:name="T73_20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50%" style:writing-mode="lr-tb"/>
    </style:style>
    <style:style style:name="P76" style:family="paragraph" style:parent-style-name="Standard">
      <style:paragraph-properties fo:break-before="auto" fo:line-height="150%" style:writing-mode="lr-tb"/>
    </style:style>
    <style:style style:name="P77" style:family="paragraph" style:parent-style-name="Heading_20_1">
      <style:paragraph-properties fo:break-before="auto" fo:line-height="150%" style:writing-mode="lr-tb"/>
    </style:style>
    <style:style style:name="P78" style:family="paragraph" style:parent-style-name="Heading_20_1">
      <style:paragraph-properties fo:break-before="auto" fo:line-height="150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page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Heading_20_1">
      <style:paragraph-properties fo:break-before="auto" fo:line-height="150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P83" style:family="paragraph" style:parent-style-name="Standard">
      <style:paragraph-properties fo:text-align="justify" fo:break-before="auto" fo:text-indent="1.27cm" fo:line-height="150%" fo:margin-bottom="0.37cm" style:writing-mode="lr-tb"/>
    </style:style>
    <style:style style:name="T83_1" style:family="text">
      <style:text-properties fo:font-size="12pt" style:font-size-asian="12pt" style:font-size-complex="12pt"/>
    </style:style>
    <style:style style:name="T83_2" style:family="text">
      <style:text-properties fo:font-size="12pt" style:font-size-asian="12pt" style:font-size-complex="12pt"/>
    </style:style>
    <style:style style:name="T83_3" style:family="text">
      <style:text-properties fo:font-size="12pt" style:font-size-asian="12pt" style:font-size-complex="12pt"/>
    </style:style>
    <style:style style:name="T83_4" style:family="text">
      <style:text-properties fo:font-size="12pt" style:font-size-asian="12pt" style:font-size-complex="12pt"/>
    </style:style>
    <style:style style:name="T83_5" style:family="text">
      <style:text-properties fo:font-size="12pt" style:font-size-asian="12pt" style:font-size-complex="12pt"/>
    </style:style>
    <style:style style:name="T83_6" style:family="text">
      <style:text-properties fo:font-size="12pt" style:font-size-asian="12pt" style:font-size-complex="12pt"/>
    </style:style>
    <style:style style:name="T83_7" style:family="text">
      <style:text-properties fo:font-size="12pt" style:font-size-asian="12pt" style:font-size-complex="12pt"/>
    </style:style>
    <style:style style:name="T83_8" style:family="text">
      <style:text-properties fo:font-size="12pt" style:font-size-asian="12pt" style:font-size-complex="12pt"/>
    </style:style>
    <style:style style:name="T83_9" style:family="text">
      <style:text-properties fo:font-size="12pt" style:font-size-asian="12pt" style:font-size-complex="12pt"/>
    </style:style>
    <style:style style:name="T83_10" style:family="text">
      <style:text-properties fo:font-size="12pt" style:font-size-asian="12pt" style:font-size-complex="12pt"/>
    </style:style>
    <style:style style:name="T83_11" style:family="text">
      <style:text-properties fo:font-size="12pt" style:font-size-asian="12pt" style:font-size-complex="12pt"/>
    </style:style>
    <style:style style:name="T83_12" style:family="text">
      <style:text-properties fo:font-size="12pt" style:font-size-asian="12pt" style:font-size-complex="12pt"/>
    </style:style>
    <style:style style:name="T83_13" style:family="text">
      <style:text-properties fo:font-size="12pt" style:font-size-asian="12pt" style:font-size-complex="12pt"/>
    </style:style>
    <style:style style:name="T83_14" style:family="text">
      <style:text-properties fo:font-size="12pt" style:font-size-asian="12pt" style:font-size-complex="12pt"/>
    </style:style>
    <style:style style:name="T83_15" style:family="text">
      <style:text-properties fo:font-size="12pt" style:font-size-asian="12pt" style:font-size-complex="12pt"/>
    </style:style>
    <style:style style:name="T83_16" style:family="text">
      <style:text-properties fo:font-size="12pt" style:font-size-asian="12pt" style:font-size-complex="12pt"/>
    </style:style>
    <style:style style:name="T83_17" style:family="text">
      <style:text-properties fo:font-size="12pt" style:font-size-asian="12pt" style:font-size-complex="12pt"/>
    </style:style>
    <style:style style:name="T83_18" style:family="text">
      <style:text-properties fo:font-size="12pt" style:font-size-asian="12pt" style:font-size-complex="12pt"/>
    </style:style>
    <style:style style:name="T83_19" style:family="text">
      <style:text-properties fo:font-size="12pt" style:font-size-asian="12pt" style:font-size-complex="12pt"/>
    </style:style>
    <style:style style:name="T83_20" style:family="text">
      <style:text-properties fo:font-size="12pt" style:font-size-asian="12pt" style:font-size-complex="12pt"/>
    </style:style>
    <style:style style:name="T83_21" style:family="text">
      <style:text-properties fo:font-size="12pt" style:font-size-asian="12pt" style:font-size-complex="12pt"/>
    </style:style>
    <style:style style:name="T83_22" style:family="text">
      <style:text-properties fo:font-size="12pt" style:font-size-asian="12pt" style:font-size-complex="12pt"/>
    </style:style>
    <style:style style:name="T83_23" style:family="text">
      <style:text-properties fo:font-size="12pt" style:font-size-asian="12pt" style:font-size-complex="12pt"/>
    </style:style>
    <style:style style:name="T83_24" style:family="text">
      <style:text-properties fo:font-size="12pt" style:font-size-asian="12pt" style:font-size-complex="12pt"/>
    </style:style>
    <style:style style:name="T83_25" style:family="text">
      <style:text-properties fo:font-size="12pt" style:font-size-asian="12pt" style:font-size-complex="12pt"/>
    </style:style>
    <style:style style:name="T83_26" style:family="text">
      <style:text-properties fo:font-size="12pt" style:font-size-asian="12pt" style:font-size-complex="12pt"/>
    </style:style>
    <style:style style:name="T83_27" style:family="text">
      <style:text-properties fo:font-size="12pt" style:font-size-asian="12pt" style:font-size-complex="12pt"/>
    </style:style>
    <style:style style:name="T83_28" style:family="text">
      <style:text-properties fo:font-size="12pt" style:font-size-asian="12pt" style:font-size-complex="12pt"/>
    </style:style>
    <style:style style:name="T83_29" style:family="text">
      <style:text-properties fo:font-size="12pt" style:font-size-asian="12pt" style:font-size-complex="12pt"/>
    </style:style>
    <style:style style:name="T83_30" style:family="text">
      <style:text-properties fo:font-size="12pt" style:font-size-asian="12pt" style:font-size-complex="12pt"/>
    </style:style>
    <style:style style:name="T83_31" style:family="text">
      <style:text-properties fo:font-size="12pt" style:font-size-asian="12pt" style:font-size-complex="12pt"/>
    </style:style>
    <style:style style:name="T83_32" style:family="text">
      <style:text-properties fo:font-size="12pt" style:font-size-asian="12pt" style:font-size-complex="12pt"/>
    </style:style>
    <style:style style:name="T83_33" style:family="text">
      <style:text-properties fo:font-size="12pt" style:font-size-asian="12pt" style:font-size-complex="12pt"/>
    </style:style>
    <style:style style:name="T83_34" style:family="text">
      <style:text-properties fo:font-size="12pt" style:font-size-asian="12pt" style:font-size-complex="12pt"/>
    </style:style>
    <style:style style:name="T83_35" style:family="text">
      <style:text-properties fo:font-size="12pt" style:font-size-asian="12pt" style:font-size-complex="12pt"/>
    </style:style>
    <style:style style:name="T83_36" style:family="text">
      <style:text-properties fo:font-size="12pt" style:font-size-asian="12pt" style:font-size-complex="12pt"/>
    </style:style>
    <style:style style:name="T83_37" style:family="text">
      <style:text-properties fo:font-size="12pt" style:font-size-asian="12pt" style:font-size-complex="12pt"/>
    </style:style>
    <style:style style:name="T83_38" style:family="text">
      <style:text-properties fo:font-size="12pt" style:font-size-asian="12pt" style:font-size-complex="12pt"/>
    </style:style>
    <style:style style:name="T83_39" style:family="text">
      <style:text-properties fo:font-size="12pt" style:font-size-asian="12pt" style:font-size-complex="12pt"/>
    </style:style>
    <style:style style:name="T83_40" style:family="text">
      <style:text-properties fo:font-size="12pt" style:font-size-asian="12pt" style:font-size-complex="12pt"/>
    </style:style>
    <style:style style:name="T83_41" style:family="text">
      <style:text-properties fo:font-size="12pt" style:font-size-asian="12pt" style:font-size-complex="12pt"/>
    </style:style>
    <style:style style:name="T83_42" style:family="text">
      <style:text-properties fo:font-size="12pt" style:font-size-asian="12pt" style:font-size-complex="12pt"/>
    </style:style>
    <style:style style:name="T83_43" style:family="text">
      <style:text-properties fo:font-size="12pt" style:font-size-asian="12pt" style:font-size-complex="12pt"/>
    </style:style>
    <style:style style:name="T83_44" style:family="text">
      <style:text-properties fo:font-size="12pt" style:font-size-asian="12pt" style:font-size-complex="12pt"/>
    </style:style>
    <style:style style:name="P84" style:family="paragraph" style:parent-style-name="Heading_20_1">
      <style:paragraph-properties fo:break-before="auto" fo:line-height="150%" style:writing-mode="lr-tb"/>
    </style:style>
    <style:style style:name="T84_1" style:family="text"/>
    <style:style style:name="T84_2" style:family="text"/>
    <style:style style:name="T84_3" style:family="text"/>
    <style:style style:name="P85" style:family="paragraph" style:parent-style-name="Standard">
      <style:paragraph-properties fo:text-align="justify" fo:break-before="auto" fo:text-indent="1.249cm" fo:line-height="150%" fo:margin-bottom="0.37cm" style:writing-mode="lr-tb"/>
    </style:style>
    <style:style style:name="T85_1" style:family="text">
      <style:text-properties fo:font-size="12pt" style:font-size-asian="12pt" style:font-size-complex="12pt"/>
    </style:style>
    <style:style style:name="T85_2" style:family="text">
      <style:text-properties fo:font-size="12pt" style:font-size-asian="12pt" style:font-size-complex="12pt"/>
    </style:style>
    <style:style style:name="T85_3" style:family="text">
      <style:text-properties fo:font-size="12pt" style:font-size-asian="12pt" style:font-size-complex="12pt"/>
    </style:style>
    <style:style style:name="T85_4" style:family="text">
      <style:text-properties fo:font-size="12pt" style:font-size-asian="12pt" style:font-size-complex="12pt"/>
    </style:style>
    <style:style style:name="T85_5" style:family="text">
      <style:text-properties fo:font-size="12pt" style:font-size-asian="12pt" style:font-size-complex="12pt"/>
    </style:style>
    <style:style style:name="T85_6" style:family="text">
      <style:text-properties fo:font-size="12pt" style:font-size-asian="12pt" style:font-size-complex="12pt"/>
    </style:style>
    <style:style style:name="T85_7" style:family="text">
      <style:text-properties fo:font-size="12pt" style:font-size-asian="12pt" style:font-size-complex="12pt"/>
    </style:style>
    <style:style style:name="T85_8" style:family="text">
      <style:text-properties fo:font-size="12pt" style:font-size-asian="12pt" style:font-size-complex="12pt"/>
    </style:style>
    <style:style style:name="T85_9" style:family="text">
      <style:text-properties fo:font-size="12pt" style:font-size-asian="12pt" style:font-size-complex="12pt"/>
    </style:style>
    <style:style style:name="T85_10" style:family="text">
      <style:text-properties fo:font-size="12pt" style:font-size-asian="12pt" style:font-size-complex="12pt"/>
    </style:style>
    <style:style style:name="T85_11" style:family="text">
      <style:text-properties fo:font-size="12pt" style:font-size-asian="12pt" style:font-size-complex="12pt"/>
    </style:style>
    <style:style style:name="T85_12" style:family="text">
      <style:text-properties fo:font-size="12pt" style:font-size-asian="12pt" style:font-size-complex="12pt"/>
    </style:style>
    <style:style style:name="T85_13" style:family="text">
      <style:text-properties fo:font-size="12pt" style:font-size-asian="12pt" style:font-size-complex="12pt"/>
    </style:style>
    <style:style style:name="T85_14" style:family="text">
      <style:text-properties fo:font-size="12pt" style:font-size-asian="12pt" style:font-size-complex="12pt"/>
    </style:style>
    <style:style style:name="T85_15" style:family="text">
      <style:text-properties fo:font-size="12pt" style:font-size-asian="12pt" style:font-size-complex="12pt"/>
    </style:style>
    <style:style style:name="T85_16" style:family="text">
      <style:text-properties fo:font-size="12pt" style:font-size-asian="12pt" style:font-size-complex="12pt"/>
    </style:style>
    <style:style style:name="T85_17" style:family="text">
      <style:text-properties fo:font-size="12pt" style:font-size-asian="12pt" style:font-size-complex="12pt"/>
    </style:style>
    <style:style style:name="T85_18" style:family="text">
      <style:text-properties fo:font-size="12pt" style:font-size-asian="12pt" style:font-size-complex="12pt"/>
    </style:style>
    <style:style style:name="T85_19" style:family="text">
      <style:text-properties fo:font-size="12pt" style:font-size-asian="12pt" style:font-size-complex="12pt"/>
    </style:style>
    <style:style style:name="T85_20" style:family="text">
      <style:text-properties fo:font-size="12pt" style:font-size-asian="12pt" style:font-size-complex="12pt"/>
    </style:style>
    <style:style style:name="P86" style:family="paragraph" style:parent-style-name="Heading_20_2">
      <style:paragraph-properties fo:break-before="auto" fo:line-height="150%" fo:margin-top="0.282cm" fo:margin-bottom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P87" style:family="paragraph" style:parent-style-name="Standard">
      <style:paragraph-properties fo:break-before="auto" fo:line-height="150%" style:writing-mode="lr-tb"/>
    </style:style>
    <style:style style:name="T87_1" style:family="text">
      <style:text-properties fo:font-weight="bold" style:font-weight-asian="bold" style:font-weight-complex="bold"/>
    </style:style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>
      <style:text-properties fo:font-weight="bold" style:font-weight-asian="bold" style:font-weight-complex="bold"/>
    </style:style>
    <style:style style:name="T87_24" style:family="text">
      <style:text-properties fo:font-weight="bold" style:font-weight-asian="bold" style:font-weight-complex="bold"/>
    </style:style>
    <style:style style:name="T87_25" style:family="text">
      <style:text-properties fo:font-weight="bold" style:font-weight-asian="bold" style:font-weight-complex="bold"/>
    </style:style>
    <style:style style:name="T87_26" style:family="text">
      <style:text-properties fo:font-weight="bold" style:font-weight-asian="bold" style:font-weight-complex="bold"/>
    </style:style>
    <style:style style:name="T87_27" style:family="text">
      <style:text-properties fo:font-weight="bold" style:font-weight-asian="bold" style:font-weight-complex="bold"/>
    </style:style>
    <style:style style:name="P88" style:family="paragraph" style:parent-style-name="Heading_20_2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P90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7cm" fo:margin-left="0.141cm"/>
    </style:style>
    <style:style style:name="Column5" style:family="table-column">
      <style:table-column-properties style:column-width="8.5cm"/>
    </style:style>
    <style:style style:name="Column6" style:family="table-column">
      <style:table-column-properties style:column-width="8.5cm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1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3_1" style:family="text"/>
    <style:style style:name="T9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3" style:family="text"/>
    <style:style style:name="T9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5" style:family="text"/>
    <style:style style:name="T9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9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5_1" style:family="text"/>
    <style:style style:name="T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3" style:family="text"/>
    <style:style style:name="T9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5" style:family="text"/>
    <style:style style:name="T9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9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15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7_1" style:family="text"/>
    <style:style style:name="T9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3" style:family="text"/>
    <style:style style:name="T9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5" style:family="text"/>
    <style:style style:name="T9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9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9_1" style:family="text"/>
    <style:style style:name="T9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3" style:family="text"/>
    <style:style style:name="T9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5" style:family="text"/>
    <style:style style:name="T9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0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19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1_1" style:family="text"/>
    <style:style style:name="T10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3" style:family="text"/>
    <style:style style:name="T10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5" style:family="text"/>
    <style:style style:name="T10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0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Heading_20_2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P105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7cm" fo:margin-left="0.141cm"/>
    </style:style>
    <style:style style:name="Column7" style:family="table-column">
      <style:table-column-properties style:column-width="8.5cm"/>
    </style:style>
    <style:style style:name="Column8" style:family="table-column">
      <style:table-column-properties style:column-width="8.5cm"/>
    </style:style>
    <style:style style:name="Row9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3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8_1" style:family="text"/>
    <style:style style:name="T10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3" style:family="text"/>
    <style:style style:name="T10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5" style:family="text"/>
    <style:style style:name="T10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7" style:family="text"/>
    <style:style style:name="T10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9" style:family="text"/>
    <style:style style:name="T10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1" style:family="text"/>
    <style:style style:name="T10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3" style:family="text"/>
    <style:style style:name="T10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5" style:family="text"/>
    <style:style style:name="T10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7" style:family="text"/>
    <style:style style:name="T10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9" style:family="text"/>
    <style:style style:name="T10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21" style:family="text"/>
    <style:style style:name="T10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0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1" style:family="table-row"/>
    <style:style style:name="Cell25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0_1" style:family="text"/>
    <style:style style:name="T11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0_3" style:family="text"/>
    <style:style style:name="T11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0_5" style:family="text"/>
    <style:style style:name="T11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0_7" style:family="text"/>
    <style:style style:name="T11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0_9" style:family="text"/>
    <style:style style:name="T11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0_11" style:family="text"/>
    <style:style style:name="T11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0_13" style:family="text"/>
    <style:style style:name="T11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0_15" style:family="text"/>
    <style:style style:name="T11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0_17" style:family="text"/>
    <style:style style:name="T11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0_19" style:family="text"/>
    <style:style style:name="T11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0_21" style:family="text"/>
    <style:style style:name="T11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1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2" style:family="table-row"/>
    <style:style style:name="Cell27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2_1" style:family="text"/>
    <style:style style:name="T11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3" style:family="text"/>
    <style:style style:name="T11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5" style:family="text"/>
    <style:style style:name="T11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7" style:family="text"/>
    <style:style style:name="T11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9" style:family="text"/>
    <style:style style:name="T11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11" style:family="text"/>
    <style:style style:name="T11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13" style:family="text"/>
    <style:style style:name="T11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15" style:family="text"/>
    <style:style style:name="T11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17" style:family="text"/>
    <style:style style:name="T11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19" style:family="text"/>
    <style:style style:name="T11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21" style:family="text"/>
    <style:style style:name="T11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1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3" style:family="table-row"/>
    <style:style style:name="Cell29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4_1" style:family="text"/>
    <style:style style:name="T11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3" style:family="text"/>
    <style:style style:name="T11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5" style:family="text"/>
    <style:style style:name="T11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7" style:family="text"/>
    <style:style style:name="T11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9" style:family="text"/>
    <style:style style:name="T11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1" style:family="text"/>
    <style:style style:name="T11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3" style:family="text"/>
    <style:style style:name="T11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5" style:family="text"/>
    <style:style style:name="T11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7" style:family="text"/>
    <style:style style:name="T11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9" style:family="text"/>
    <style:style style:name="T11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21" style:family="text"/>
    <style:style style:name="T11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1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4" style:family="table-row"/>
    <style:style style:name="Cell31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6_1" style:family="text"/>
    <style:style style:name="T11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3" style:family="text"/>
    <style:style style:name="T11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5" style:family="text"/>
    <style:style style:name="T11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7" style:family="text"/>
    <style:style style:name="T11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9" style:family="text"/>
    <style:style style:name="T11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1" style:family="text"/>
    <style:style style:name="T11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3" style:family="text"/>
    <style:style style:name="T11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5" style:family="text"/>
    <style:style style:name="T11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7" style:family="text"/>
    <style:style style:name="T11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9" style:family="text"/>
    <style:style style:name="T11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21" style:family="text"/>
    <style:style style:name="T11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23" style:family="text"/>
    <style:style style:name="T11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25" style:family="text"/>
    <style:style style:name="T11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1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2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Table4" style:family="table">
      <style:table-properties table:align="left" style:width="17cm" fo:margin-left="0.141cm"/>
    </style:style>
    <style:style style:name="Column9" style:family="table-column">
      <style:table-column-properties style:column-width="8.5cm"/>
    </style:style>
    <style:style style:name="Column10" style:family="table-column">
      <style:table-column-properties style:column-width="8.5cm"/>
    </style:style>
    <style:style style:name="Row15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5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3_1" style:family="text"/>
    <style:style style:name="T1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3" style:family="text"/>
    <style:style style:name="T12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5" style:family="text"/>
    <style:style style:name="T12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7" style:family="text"/>
    <style:style style:name="T12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9" style:family="text"/>
    <style:style style:name="T12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11" style:family="text"/>
    <style:style style:name="T12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13" style:family="text"/>
    <style:style style:name="T12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15" style:family="text"/>
    <style:style style:name="T12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17" style:family="text"/>
    <style:style style:name="T12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2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7cm" fo:margin-left="0.141cm"/>
    </style:style>
    <style:style style:name="Column11" style:family="table-column">
      <style:table-column-properties style:column-width="8.5cm"/>
    </style:style>
    <style:style style:name="Column12" style:family="table-column">
      <style:table-column-properties style:column-width="8.5cm"/>
    </style:style>
    <style:style style:name="Row17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9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8_1" style:family="text"/>
    <style:style style:name="T1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3" style:family="text"/>
    <style:style style:name="T1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5" style:family="text"/>
    <style:style style:name="T12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7" style:family="text"/>
    <style:style style:name="T12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9" style:family="text"/>
    <style:style style:name="T12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1" style:family="text"/>
    <style:style style:name="T12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3" style:family="text"/>
    <style:style style:name="T12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5" style:family="text"/>
    <style:style style:name="T12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7" style:family="text"/>
    <style:style style:name="T12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9" style:family="text"/>
    <style:style style:name="T12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21" style:family="text"/>
    <style:style style:name="T12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2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9" style:family="table-row"/>
    <style:style style:name="Cell41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3" style:family="text"/>
    <style:style style:name="T1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5" style:family="text"/>
    <style:style style:name="T1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7" style:family="text"/>
    <style:style style:name="T1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9" style:family="text"/>
    <style:style style:name="T1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1" style:family="text"/>
    <style:style style:name="T13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3" style:family="text"/>
    <style:style style:name="T13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5" style:family="text"/>
    <style:style style:name="T13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7" style:family="text"/>
    <style:style style:name="T13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9" style:family="text"/>
    <style:style style:name="T13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21" style:family="text"/>
    <style:style style:name="T13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3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0" style:family="table-row"/>
    <style:style style:name="Cell43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2_1" style:family="text"/>
    <style:style style:name="T1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3" style:family="text"/>
    <style:style style:name="T1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5" style:family="text"/>
    <style:style style:name="T1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7" style:family="text"/>
    <style:style style:name="T1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9" style:family="text"/>
    <style:style style:name="T1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11" style:family="text"/>
    <style:style style:name="T1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13" style:family="text"/>
    <style:style style:name="T13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15" style:family="text"/>
    <style:style style:name="T13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17" style:family="text"/>
    <style:style style:name="T13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3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1" style:family="table-row"/>
    <style:style style:name="Cell45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4_1" style:family="text"/>
    <style:style style:name="T1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4_3" style:family="text"/>
    <style:style style:name="T1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4_5" style:family="text"/>
    <style:style style:name="T1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4_7" style:family="text"/>
    <style:style style:name="T1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4_9" style:family="text"/>
    <style:style style:name="T13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4_11" style:family="text"/>
    <style:style style:name="T13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4_13" style:family="text"/>
    <style:style style:name="T13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4_15" style:family="text"/>
    <style:style style:name="T13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4_17" style:family="text"/>
    <style:style style:name="T13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4_19" style:family="text"/>
    <style:style style:name="T13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4_21" style:family="text"/>
    <style:style style:name="T13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3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2" style:family="table-row"/>
    <style:style style:name="Cell47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6_1" style:family="text"/>
    <style:style style:name="T1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3" style:family="text"/>
    <style:style style:name="T1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5" style:family="text"/>
    <style:style style:name="T1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7" style:family="text"/>
    <style:style style:name="T1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9" style:family="text"/>
    <style:style style:name="T13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11" style:family="text"/>
    <style:style style:name="T13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13" style:family="text"/>
    <style:style style:name="T13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15" style:family="text"/>
    <style:style style:name="T13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17" style:family="text"/>
    <style:style style:name="T13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19" style:family="text"/>
    <style:style style:name="T13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21" style:family="text"/>
    <style:style style:name="T13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3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3" style:family="table-row"/>
    <style:style style:name="Cell49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39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4" style:family="table-row"/>
    <style:style style:name="Cell51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0_1" style:family="text"/>
    <style:style style:name="T1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3" style:family="text"/>
    <style:style style:name="T1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5" style:family="text"/>
    <style:style style:name="T1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7" style:family="text"/>
    <style:style style:name="T14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9" style:family="text"/>
    <style:style style:name="T14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11" style:family="text"/>
    <style:style style:name="T14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13" style:family="text"/>
    <style:style style:name="T14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15" style:family="text"/>
    <style:style style:name="T14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17" style:family="text"/>
    <style:style style:name="T14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19" style:family="text"/>
    <style:style style:name="T14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21" style:family="text"/>
    <style:style style:name="T14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41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5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/>
    <style:style style:name="T1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3" style:family="text"/>
    <style:style style:name="T14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5" style:family="text"/>
    <style:style style:name="T14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7" style:family="text"/>
    <style:style style:name="T14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9" style:family="text"/>
    <style:style style:name="T14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11" style:family="text"/>
    <style:style style:name="T14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13" style:family="text"/>
    <style:style style:name="T14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15" style:family="text"/>
    <style:style style:name="T14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17" style:family="text"/>
    <style:style style:name="T14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19" style:family="text"/>
    <style:style style:name="T14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21" style:family="text"/>
    <style:style style:name="T14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6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/>
    <style:style style:name="T1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3" style:family="text"/>
    <style:style style:name="T1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5" style:family="text"/>
    <style:style style:name="T1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7" style:family="text"/>
    <style:style style:name="T1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9" style:family="text"/>
    <style:style style:name="T1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11" style:family="text"/>
    <style:style style:name="T14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13" style:family="text"/>
    <style:style style:name="T1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15" style:family="text"/>
    <style:style style:name="T14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17" style:family="text"/>
    <style:style style:name="T14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19" style:family="text"/>
    <style:style style:name="T14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17cm" fo:margin-left="0.141cm"/>
    </style:style>
    <style:style style:name="Column13" style:family="table-column">
      <style:table-column-properties style:column-width="8.5cm"/>
    </style:style>
    <style:style style:name="Column14" style:family="table-column">
      <style:table-column-properties style:column-width="8.5cm"/>
    </style:style>
    <style:style style:name="Row27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/>
    <style:style style:name="T14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3" style:family="text"/>
    <style:style style:name="T14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5" style:family="text"/>
    <style:style style:name="T14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7" style:family="text"/>
    <style:style style:name="T14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9" style:family="text"/>
    <style:style style:name="T14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11" style:family="text"/>
    <style:style style:name="T14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13" style:family="text"/>
    <style:style style:name="T14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15" style:family="text"/>
    <style:style style:name="T14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17" style:family="text"/>
    <style:style style:name="T14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19" style:family="text"/>
    <style:style style:name="T14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21" style:family="text"/>
    <style:style style:name="T14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23" style:family="text"/>
    <style:style style:name="T14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25" style:family="text"/>
    <style:style style:name="T14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9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" style:family="text"/>
    <style:style style:name="T151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4" style:family="text"/>
    <style:style style:name="T151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6" style:family="text"/>
    <style:style style:name="T151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8" style:family="text"/>
    <style:style style:name="T151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0" style:family="text"/>
    <style:style style:name="T151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2" style:family="text"/>
    <style:style style:name="T151_1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4" style:family="text"/>
    <style:style style:name="T151_1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6" style:family="text"/>
    <style:style style:name="T151_1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8" style:family="text"/>
    <style:style style:name="T151_1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0" style:family="text"/>
    <style:style style:name="T151_2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2" style:family="text"/>
    <style:style style:name="T151_2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4" style:family="text"/>
    <style:style style:name="T151_2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6" style:family="text"/>
    <style:style style:name="T151_2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0" style:family="table-row"/>
    <style:style style:name="Cell63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3_1" style:family="text"/>
    <style:style style:name="T15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3" style:family="text"/>
    <style:style style:name="T15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5" style:family="text"/>
    <style:style style:name="T15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7" style:family="text"/>
    <style:style style:name="T15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9" style:family="text"/>
    <style:style style:name="T15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11" style:family="text"/>
    <style:style style:name="T15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13" style:family="text"/>
    <style:style style:name="T15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15" style:family="text"/>
    <style:style style:name="T15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17" style:family="text"/>
    <style:style style:name="T15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19" style:family="text"/>
    <style:style style:name="T15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21" style:family="text"/>
    <style:style style:name="T15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23" style:family="text"/>
    <style:style style:name="T15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25" style:family="text"/>
    <style:style style:name="T15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5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1" style:family="table-row"/>
    <style:style style:name="Cell65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5_1" style:family="text"/>
    <style:style style:name="T1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5_3" style:family="text"/>
    <style:style style:name="T15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5_5" style:family="text"/>
    <style:style style:name="T15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5_7" style:family="text"/>
    <style:style style:name="T15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5_9" style:family="text"/>
    <style:style style:name="T15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5_11" style:family="text"/>
    <style:style style:name="T15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5_13" style:family="text"/>
    <style:style style:name="T15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5_15" style:family="text"/>
    <style:style style:name="T15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5_17" style:family="text"/>
    <style:style style:name="T15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5_19" style:family="text"/>
    <style:style style:name="T15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5_21" style:family="text"/>
    <style:style style:name="T15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56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2" style:family="table-row"/>
    <style:style style:name="Cell67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7_1" style:family="text"/>
    <style:style style:name="T15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3" style:family="text"/>
    <style:style style:name="T15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5" style:family="text"/>
    <style:style style:name="T15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7" style:family="text"/>
    <style:style style:name="T15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9" style:family="text"/>
    <style:style style:name="T15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11" style:family="text"/>
    <style:style style:name="T15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13" style:family="text"/>
    <style:style style:name="T15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15" style:family="text"/>
    <style:style style:name="T15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17" style:family="text"/>
    <style:style style:name="T15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19" style:family="text"/>
    <style:style style:name="T15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21" style:family="text"/>
    <style:style style:name="T15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58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3" style:family="table-row"/>
    <style:style style:name="Cell69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9_1" style:family="text"/>
    <style:style style:name="T15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3" style:family="text"/>
    <style:style style:name="T15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5" style:family="text"/>
    <style:style style:name="T15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7" style:family="text"/>
    <style:style style:name="T15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9" style:family="text"/>
    <style:style style:name="T15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11" style:family="text"/>
    <style:style style:name="T15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13" style:family="text"/>
    <style:style style:name="T15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15" style:family="text"/>
    <style:style style:name="T15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17" style:family="text"/>
    <style:style style:name="T15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19" style:family="text"/>
    <style:style style:name="T15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21" style:family="text"/>
    <style:style style:name="T15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60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break-before="auto" fo:line-height="115%" style:writing-mode="lr-tb"/>
    </style:style>
    <style:style style:name="Table7" style:family="table">
      <style:table-properties table:align="left" style:width="17cm" fo:margin-left="0.141cm"/>
    </style:style>
    <style:style style:name="Column15" style:family="table-column">
      <style:table-column-properties style:column-width="8.5cm"/>
    </style:style>
    <style:style style:name="Column16" style:family="table-column">
      <style:table-column-properties style:column-width="8.5cm"/>
    </style:style>
    <style:style style:name="Row34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6" style:family="table-row"/>
    <style:style style:name="Cell75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6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2" style:family="text"/>
    <style:style style:name="T166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4" style:family="text"/>
    <style:style style:name="T166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6" style:family="text"/>
    <style:style style:name="T166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8" style:family="text"/>
    <style:style style:name="T166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10" style:family="text"/>
    <style:style style:name="T166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12" style:family="text"/>
    <style:style style:name="T166_1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14" style:family="text"/>
    <style:style style:name="T166_1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16" style:family="text"/>
    <style:style style:name="T166_1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18" style:family="text"/>
    <style:style style:name="T166_1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20" style:family="text"/>
    <style:style style:name="T166_2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22" style:family="text"/>
    <style:style style:name="T166_2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67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7" style:family="table-row"/>
    <style:style style:name="Cell77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8_1" style:family="text"/>
    <style:style style:name="T16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8_3" style:family="text"/>
    <style:style style:name="T16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8_5" style:family="text"/>
    <style:style style:name="T16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8_7" style:family="text"/>
    <style:style style:name="T16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8_9" style:family="text"/>
    <style:style style:name="T16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8_11" style:family="text"/>
    <style:style style:name="T16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8_13" style:family="text"/>
    <style:style style:name="T16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8_15" style:family="text"/>
    <style:style style:name="T16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8_17" style:family="text"/>
    <style:style style:name="T16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69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8" style:family="table-row"/>
    <style:style style:name="Cell79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0_1" style:family="text"/>
    <style:style style:name="T170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3" style:family="text"/>
    <style:style style:name="T170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5" style:family="text"/>
    <style:style style:name="T170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7" style:family="text"/>
    <style:style style:name="T170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9" style:family="text"/>
    <style:style style:name="T170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11" style:family="text"/>
    <style:style style:name="T170_1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13" style:family="text"/>
    <style:style style:name="T170_1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15" style:family="text"/>
    <style:style style:name="T170_1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17" style:family="text"/>
    <style:style style:name="T170_1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19" style:family="text"/>
    <style:style style:name="T170_2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21" style:family="text"/>
    <style:style style:name="T170_2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23" style:family="text"/>
    <style:style style:name="T170_2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25" style:family="text"/>
    <style:style style:name="T170_2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9" style:family="table-row"/>
    <style:style style:name="Cell81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2_1" style:family="text"/>
    <style:style style:name="T17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3" style:family="text"/>
    <style:style style:name="T17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5" style:family="text"/>
    <style:style style:name="T17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7" style:family="text"/>
    <style:style style:name="T17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9" style:family="text"/>
    <style:style style:name="T17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11" style:family="text"/>
    <style:style style:name="T17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13" style:family="text"/>
    <style:style style:name="T17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15" style:family="text"/>
    <style:style style:name="T17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17" style:family="text"/>
    <style:style style:name="T17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19" style:family="text"/>
    <style:style style:name="T17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21" style:family="text"/>
    <style:style style:name="T17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071cm" fo:border-top="#000000 0.035cm solid" fo:padding-bottom="0.071cm" fo:border-bottom="#000000 0.035cm solid" fo:padding-left="0.141cm" fo:border-left="#000000 0.035cm solid" fo:padding-right="0.141cm" fo:border-right="#000000 0.035cm solid"/>
    </style:style>
    <style:style style:name="P173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0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4_1" style:family="text"/>
    <style:style style:name="T174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3" style:family="text"/>
    <style:style style:name="T174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5" style:family="text"/>
    <style:style style:name="T174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7" style:family="text"/>
    <style:style style:name="T174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9" style:family="text"/>
    <style:style style:name="T174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11" style:family="text"/>
    <style:style style:name="T174_1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13" style:family="text"/>
    <style:style style:name="T174_1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15" style:family="text"/>
    <style:style style:name="T174_1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17" style:family="text"/>
    <style:style style:name="T174_1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Heading_20_2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bookmark-start text:name="id.gjdgxs"/><text:bookmark-end text:name="id.gjdgxs"/></text:p>
      <text:p text:style-name="P16"><text:span text:style-name="T16_1">SGB</text:span><text:span text:style-name="T16_2">_</text:span><text:span text:style-name="T16_3">TESTE</text:span><text:span text:style-name="T16_4">_</text:span><text:span text:style-name="T16_5">RelatorioExecucaoTesteUnidades</text:span></text:p>
      <text:p text:style-name="P17"><text:span text:style-name="T17_1">Versão</text:span><text:span text:style-name="T17_2"><text:s/>1.0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1_1">Histórico</text:span><text:span text:style-name="T31_2"><text:s/></text:span><text:span text:style-name="T31_3">de</text:span><text:span text:style-name="T31_4"><text:s/></text:span><text:span text:style-name="T31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2"><text:span text:style-name="T32_1">Nome</text:span></text:p>
          </table:table-cell>
          <table:table-cell table:style-name="Cell2">
            <text:p text:style-name="P33"><text:span text:style-name="T33_1">Alterações</text:span></text:p>
          </table:table-cell>
          <table:table-cell table:style-name="Cell3">
            <text:p text:style-name="P34"><text:span text:style-name="T34_1">Data</text:span></text:p>
          </table:table-cell>
          <table:table-cell table:style-name="Cell4">
            <text:p text:style-name="P35"><text:span text:style-name="T35_1">Versão</text:span></text:p>
          </table:table-cell>
        </table:table-row>
        <table:table-row table:style-name="Row2">
          <table:table-cell table:style-name="Cell5">
            <text:p text:style-name="P36"><text:span text:style-name="T36_1">Diogo</text:span><text:span text:style-name="T36_2"><text:s/></text:span><text:span text:style-name="T36_3">Ribeiro</text:span></text:p>
          </table:table-cell>
          <table:table-cell table:style-name="Cell6">
            <text:p text:style-name="P37"><text:span text:style-name="T37_1">Criação</text:span><text:span text:style-name="T37_2"><text:s/></text:span><text:span text:style-name="T37_3">do</text:span><text:span text:style-name="T37_4"><text:s/></text:span><text:span text:style-name="T37_5">relatório</text:span></text:p>
          </table:table-cell>
          <table:table-cell table:style-name="Cell7">
            <text:p text:style-name="P38"><text:span text:style-name="T38_1">22/02/2013</text:span></text:p>
          </table:table-cell>
          <table:table-cell table:style-name="Cell8">
            <text:p text:style-name="P39"><text:span text:style-name="T39_1">1.0</text:span></text:p>
          </table:table-cell>
        </table:table-row>
      </table:table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<text:span text:style-name="T67_1">Sumário</text:span></text:p>
      <text:p text:style-name="P68"><text:span text:style-name="T68_1"><text:a xlink:type="simple" xlink:href="#h.e0x1wx753fl3"><text:span text:style-name="T68_2">1<text:s/></text:span></text:a></text:span><text:span text:style-name="T68_3"><text:a xlink:type="simple" xlink:href="#h.e0x1wx753fl3"><text:span text:style-name="T68_4">Introdução</text:span></text:a></text:span></text:p>
      <text:p text:style-name="P69"><text:span text:style-name="T69_1"><text:a xlink:type="simple" xlink:href="#h.570pqsttg82m"><text:span text:style-name="T69_2">2<text:s/></text:span></text:a></text:span><text:span text:style-name="T69_3"><text:a xlink:type="simple" xlink:href="#h.570pqsttg82m"><text:span text:style-name="T69_4">Construção</text:span></text:a></text:span><text:span text:style-name="T69_5"><text:a xlink:type="simple" xlink:href="#h.570pqsttg82m"><text:span text:style-name="T69_6"><text:s/>7</text:span></text:a></text:span></text:p>
      <text:p text:style-name="P70"><text:span text:style-name="T70_1"><text:a xlink:type="simple" xlink:href="#h.higjn1nglydd"><text:span text:style-name="T70_2">2.1<text:s/></text:span></text:a></text:span><text:span text:style-name="T70_3"><text:a xlink:type="simple" xlink:href="#h.higjn1nglydd"><text:span text:style-name="T70_4">Cobertura</text:span></text:a></text:span><text:span text:style-name="T70_5"><text:a xlink:type="simple" xlink:href="#h.higjn1nglydd"><text:span text:style-name="T70_6"><text:s/></text:span></text:a></text:span><text:span text:style-name="T70_7"><text:a xlink:type="simple" xlink:href="#h.higjn1nglydd"><text:span text:style-name="T70_8">Total</text:span></text:a></text:span></text:p>
      <text:p text:style-name="P71"><text:span text:style-name="T71_1"><text:a xlink:type="simple" xlink:href="#h.hlildef1ksv4"><text:span text:style-name="T71_2">2.2<text:s/></text:span></text:a></text:span><text:span text:style-name="T71_3"><text:a xlink:type="simple" xlink:href="#h.hlildef1ksv4"><text:span text:style-name="T71_4">Cobertura</text:span></text:a></text:span><text:span text:style-name="T71_5"><text:a xlink:type="simple" xlink:href="#h.hlildef1ksv4"><text:span text:style-name="T71_6"><text:s/></text:span></text:a></text:span><text:span text:style-name="T71_7"><text:a xlink:type="simple" xlink:href="#h.hlildef1ksv4"><text:span text:style-name="T71_8">por</text:span></text:a></text:span><text:span text:style-name="T71_9"><text:a xlink:type="simple" xlink:href="#h.hlildef1ksv4"><text:span text:style-name="T71_10"><text:s/></text:span></text:a></text:span><text:span text:style-name="T71_11"><text:a xlink:type="simple" xlink:href="#h.hlildef1ksv4"><text:span text:style-name="T71_12">projeto</text:span></text:a></text:span></text:p>
      <text:p text:style-name="P72"><text:span text:style-name="T72_1"><text:a xlink:type="simple" xlink:href="#h.h55f65376f0a"><text:span text:style-name="T72_2">2.3<text:s/></text:span></text:a></text:span><text:span text:style-name="T72_3"><text:a xlink:type="simple" xlink:href="#h.h55f65376f0a"><text:span text:style-name="T72_4">Cobertura</text:span></text:a></text:span><text:span text:style-name="T72_5"><text:a xlink:type="simple" xlink:href="#h.h55f65376f0a"><text:span text:style-name="T72_6"><text:s/></text:span></text:a></text:span><text:span text:style-name="T72_7"><text:a xlink:type="simple" xlink:href="#h.h55f65376f0a"><text:span text:style-name="T72_8">por</text:span></text:a></text:span><text:span text:style-name="T72_9"><text:a xlink:type="simple" xlink:href="#h.h55f65376f0a"><text:span text:style-name="T72_10"><text:s/></text:span></text:a></text:span><text:span text:style-name="T72_11"><text:a xlink:type="simple" xlink:href="#h.h55f65376f0a"><text:span text:style-name="T72_12">pacote</text:span></text:a></text:span><text:span text:style-name="T72_13"><text:a xlink:type="simple" xlink:href="#h.h55f65376f0a"><text:span text:style-name="T72_14"><text:s/></text:span></text:a></text:span><text:span text:style-name="T72_15"><text:a xlink:type="simple" xlink:href="#h.h55f65376f0a"><text:span text:style-name="T72_16">de</text:span></text:a></text:span><text:span text:style-name="T72_17"><text:a xlink:type="simple" xlink:href="#h.h55f65376f0a"><text:span text:style-name="T72_18"><text:s/></text:span></text:a></text:span><text:span text:style-name="T72_19"><text:a xlink:type="simple" xlink:href="#h.h55f65376f0a"><text:span text:style-name="T72_20">projeto</text:span></text:a></text:span></text:p>
      <text:p text:style-name="P73"><text:span text:style-name="T73_1"><text:a xlink:type="simple" xlink:href="#h.t455uu8vjjly"><text:span text:style-name="T73_2">2.4<text:s/></text:span></text:a></text:span><text:span text:style-name="T73_3"><text:a xlink:type="simple" xlink:href="#h.t455uu8vjjly"><text:span text:style-name="T73_4">Dados</text:span></text:a></text:span><text:span text:style-name="T73_5"><text:a xlink:type="simple" xlink:href="#h.t455uu8vjjly"><text:span text:style-name="T73_6"><text:s/></text:span></text:a></text:span><text:span text:style-name="T73_7"><text:a xlink:type="simple" xlink:href="#h.t455uu8vjjly"><text:span text:style-name="T73_8">de</text:span></text:a></text:span><text:span text:style-name="T73_9"><text:a xlink:type="simple" xlink:href="#h.t455uu8vjjly"><text:span text:style-name="T73_10"><text:s/></text:span></text:a></text:span><text:span text:style-name="T73_11"><text:a xlink:type="simple" xlink:href="#h.t455uu8vjjly"><text:span text:style-name="T73_12">execução</text:span></text:a></text:span><text:span text:style-name="T73_13"><text:a xlink:type="simple" xlink:href="#h.t455uu8vjjly"><text:span text:style-name="T73_14"><text:s/></text:span></text:a></text:span><text:span text:style-name="T73_15"><text:a xlink:type="simple" xlink:href="#h.t455uu8vjjly"><text:span text:style-name="T73_16">dos</text:span></text:a></text:span><text:span text:style-name="T73_17"><text:a xlink:type="simple" xlink:href="#h.t455uu8vjjly"><text:span text:style-name="T73_18"><text:s/></text:span></text:a></text:span><text:span text:style-name="T73_19"><text:a xlink:type="simple" xlink:href="#h.t455uu8vjjly"><text:span text:style-name="T73_20">testes</text:span></text:a></text:span></text:p>
      <text:p text:style-name="P74"/>
      <text:p text:style-name="P75"/>
      <text:p text:style-name="P76"/>
      <text:h text:style-name="P77" text:outline-level="10"><text:bookmark-start text:name="h.slh06wss2b5k"/><text:bookmark-end text:name="h.slh06wss2b5k"/></text:h>
      <text:h text:style-name="P78" text:outline-level="10"><text:bookmark-start text:name="h.brr7tw5lyt2d"/><text:bookmark-end text:name="h.brr7tw5lyt2d"/></text:h>
      <text:p text:style-name="P79"/>
      <text:p text:style-name="P80"/>
      <text:p text:style-name="P81"><text:bookmark-start text:name="id.3z3f2x2wghnl"/><text:bookmark-end text:name="id.3z3f2x2wghnl"/></text:p>
      <text:h text:style-name="P82" text:outline-level="10"><text:bookmark-start text:name="h.e0x1wx753fl3"/><text:bookmark-end text:name="h.e0x1wx753fl3"/><text:span text:style-name="T82_1"><text:a xlink:type="simple" xlink:href="#h.1fob9te"><text:span text:style-name="T82_2">1<text:s/></text:span></text:a></text:span><text:span text:style-name="T82_3"><text:a xlink:type="simple" xlink:href="#h.1fob9te"><text:span text:style-name="T82_4">Int</text:span></text:a></text:span><text:span text:style-name="T82_5">rodução</text:span></text:h>
      <text:p text:style-name="P83"><text:span text:style-name="T83_1">Relatório</text:span><text:span text:style-name="T83_2"><text:s/></text:span><text:span text:style-name="T83_3">para</text:span><text:span text:style-name="T83_4"><text:s/></text:span><text:span text:style-name="T83_5">acompanhamento</text:span><text:span text:style-name="T83_6"><text:s/></text:span><text:span text:style-name="T83_7">da</text:span><text:span text:style-name="T83_8"><text:s/></text:span><text:span text:style-name="T83_9">execução</text:span><text:span text:style-name="T83_10"><text:s/></text:span><text:span text:style-name="T83_11">dos</text:span><text:span text:style-name="T83_12"><text:s/></text:span><text:span text:style-name="T83_13">testes</text:span><text:span text:style-name="T83_14"><text:s/></text:span><text:span text:style-name="T83_15">de</text:span><text:span text:style-name="T83_16"><text:s/></text:span><text:span text:style-name="T83_17">unidade</text:span><text:span text:style-name="T83_18"><text:s/></text:span><text:span text:style-name="T83_19">do</text:span><text:span text:style-name="T83_20"><text:s/></text:span><text:span text:style-name="T83_21">projeto</text:span><text:span text:style-name="T83_22">.<text:s/></text:span><text:span text:style-name="T83_23">Serão</text:span><text:span text:style-name="T83_24"><text:s/></text:span><text:span text:style-name="T83_25">avaliados</text:span><text:span text:style-name="T83_26"><text:s/></text:span><text:span text:style-name="T83_27">os</text:span><text:span text:style-name="T83_28"><text:s/></text:span><text:span text:style-name="T83_29">dados</text:span><text:span text:style-name="T83_30"><text:s/></text:span><text:span text:style-name="T83_31">sobre</text:span><text:span text:style-name="T83_32"><text:s/></text:span><text:span text:style-name="T83_33">cobertura</text:span><text:span text:style-name="T83_34"><text:s/></text:span><text:span text:style-name="T83_35">e</text:span><text:span text:style-name="T83_36"><text:s/></text:span><text:span text:style-name="T83_37">quantidade</text:span><text:span text:style-name="T83_38"><text:s/></text:span><text:span text:style-name="T83_39">de</text:span><text:span text:style-name="T83_40"><text:s/></text:span><text:span text:style-name="T83_41">testes</text:span><text:span text:style-name="T83_42"><text:s/></text:span><text:span text:style-name="T83_43">executados</text:span><text:span text:style-name="T83_44">.</text:span><text:bookmark-start text:name="id.f0so9hplk36j"/><text:bookmark-end text:name="id.f0so9hplk36j"/></text:p>
      <text:h text:style-name="P84" text:outline-level="10"><text:bookmark-start text:name="h.570pqsttg82m"/><text:bookmark-end text:name="h.570pqsttg82m"/><text:span text:style-name="T84_1">2<text:s/></text:span><text:span text:style-name="T84_2">Construção</text:span><text:span text:style-name="T84_3"><text:s/>7</text:span></text:h>
      <text:p text:style-name="P85"><text:span text:style-name="T85_1">Abaixo</text:span><text:span text:style-name="T85_2"><text:s/></text:span><text:span text:style-name="T85_3">temos</text:span><text:span text:style-name="T85_4"><text:s/></text:span><text:span text:style-name="T85_5">os</text:span><text:span text:style-name="T85_6"><text:s/></text:span><text:span text:style-name="T85_7">dados</text:span><text:span text:style-name="T85_8"><text:s/></text:span><text:span text:style-name="T85_9">da</text:span><text:span text:style-name="T85_10"><text:s/></text:span><text:span text:style-name="T85_11">execução</text:span><text:span text:style-name="T85_12"><text:s/></text:span><text:span text:style-name="T85_13">dos</text:span><text:span text:style-name="T85_14"><text:s/></text:span><text:span text:style-name="T85_15">testes</text:span><text:span text:style-name="T85_16"><text:s/></text:span><text:span text:style-name="T85_17">da</text:span><text:span text:style-name="T85_18"><text:s/></text:span><text:span text:style-name="T85_19">Construção</text:span><text:span text:style-name="T85_20"><text:s/>7.</text:span><text:bookmark-start text:name="id.dggdkar58ncp"/><text:bookmark-end text:name="id.dggdkar58ncp"/></text:p>
      <text:h text:style-name="P86" text:outline-level="10"><text:bookmark-start text:name="h.higjn1nglydd"/><text:bookmark-end text:name="h.higjn1nglydd"/><text:span text:style-name="T86_1">2.1<text:s/></text:span><text:span text:style-name="T86_2">Cobertura</text:span><text:span text:style-name="T86_3"><text:s/></text:span><text:span text:style-name="T86_4">Total</text:span></text:h>
      <text:p text:style-name="P87"><text:span text:style-name="T87_1"><text:tab/></text:span><text:span text:style-name="T87_2">O</text:span><text:span text:style-name="T87_3"><text:s/></text:span><text:span text:style-name="T87_4">projeto</text:span><text:span text:style-name="T87_5"><text:s/></text:span><text:span text:style-name="T87_6">tem</text:span><text:span text:style-name="T87_7"><text:s/></text:span><text:span text:style-name="T87_8">um</text:span><text:span text:style-name="T87_9"><text:s/></text:span><text:span text:style-name="T87_10">cobertura</text:span><text:span text:style-name="T87_11"><text:s/></text:span><text:span text:style-name="T87_12">de</text:span><text:span text:style-name="T87_13"><text:s/></text:span><text:span text:style-name="T87_14">testes</text:span><text:span text:style-name="T87_15"><text:s/></text:span><text:span text:style-name="T87_16">de</text:span><text:span text:style-name="T87_17"><text:s/></text:span><text:span text:style-name="T87_18">unidade</text:span><text:span text:style-name="T87_19"><text:s/></text:span><text:span text:style-name="T87_20">total</text:span><text:span text:style-name="T87_21"><text:s/></text:span><text:span text:style-name="T87_22">de</text:span><text:span text:style-name="T87_23"><text:s/></text:span><text:span text:style-name="T87_24">35</text:span><text:span text:style-name="T87_25">,</text:span><text:span text:style-name="T87_26">8</text:span><text:span text:style-name="T87_27">%.</text:span><text:bookmark-start text:name="id.5tbzqfvbamfn"/><text:bookmark-end text:name="id.5tbzqfvbamfn"/></text:p>
      <text:h text:style-name="P88" text:outline-level="10"><text:bookmark-start text:name="h.hlildef1ksv4"/><text:bookmark-end text:name="h.hlildef1ksv4"/><text:span text:style-name="T88_1">2.2<text:s/></text:span><text:span text:style-name="T88_2">Cobertura</text:span><text:span text:style-name="T88_3"><text:s/></text:span><text:span text:style-name="T88_4">por</text:span><text:span text:style-name="T88_5"><text:s/></text:span><text:span text:style-name="T88_6">projeto</text:span></text:h>
      <text:p text:style-name="P89"><text:span text:style-name="T89_1"><text:tab/></text:span><text:span text:style-name="T89_2">Segue</text:span><text:span text:style-name="T89_3"><text:s/></text:span><text:span text:style-name="T89_4">abaixo</text:span><text:span text:style-name="T89_5"><text:s/></text:span><text:span text:style-name="T89_6">a</text:span><text:span text:style-name="T89_7"><text:s/></text:span><text:span text:style-name="T89_8">cobertura</text:span><text:span text:style-name="T89_9"><text:s/></text:span><text:span text:style-name="T89_10">por</text:span><text:span text:style-name="T89_11"><text:s/></text:span><text:span text:style-name="T89_12">cada</text:span><text:span text:style-name="T89_13"><text:s/></text:span><text:span text:style-name="T89_14">projeto</text:span><text:span text:style-name="T89_15">.</text:span></text:p>
      <text:p text:style-name="P90"/>
      <table:table table:style-name="Table2">
        <table:table-column table:style-name="Column5"/>
        <table:table-column table:style-name="Column6"/>
        <table:table-row table:style-name="Row3">
          <table:table-cell table:style-name="Cell9">
            <text:p text:style-name="P91"><text:span text:style-name="T91_1">Projetos</text:span></text:p>
          </table:table-cell>
          <table:table-cell table:style-name="Cell10">
            <text:p text:style-name="P92"/>
          </table:table-cell>
        </table:table-row>
        <table:table-row table:style-name="Row4">
          <table:table-cell table:style-name="Cell11">
            <text:p text:style-name="P93"><text:span text:style-name="T93_1"><text:a xlink:type="simple" xlink:href="http://fs.inf.ufg.br/sonar/drilldown/measures/10?metric=coverage&amp;rids%5B%5D=15"><text:span text:style-name="T93_2">sgb</text:span></text:a></text:span><text:span text:style-name="T93_3"><text:a xlink:type="simple" xlink:href="http://fs.inf.ufg.br/sonar/drilldown/measures/10?metric=coverage&amp;rids%5B%5D=15"><text:span text:style-name="T93_4">-</text:span></text:a></text:span><text:span text:style-name="T93_5"><text:a xlink:type="simple" xlink:href="http://fs.inf.ufg.br/sonar/drilldown/measures/10?metric=coverage&amp;rids%5B%5D=15"><text:span text:style-name="T93_6">web</text:span></text:a></text:span></text:p>
          </table:table-cell>
          <table:table-cell table:style-name="Cell12">
            <text:p text:style-name="P94"><text:span text:style-name="T94_1">3</text:span><text:span text:style-name="T94_2">,1%</text:span></text:p>
          </table:table-cell>
        </table:table-row>
        <table:table-row table:style-name="Row5">
          <table:table-cell table:style-name="Cell13">
            <text:p text:style-name="P95"><text:span text:style-name="T95_1"><text:a xlink:type="simple" xlink:href="http://fs.inf.ufg.br/sonar/drilldown/measures/10?metric=coverage&amp;rids%5B%5D=14"><text:span text:style-name="T95_2">sgb</text:span></text:a></text:span><text:span text:style-name="T95_3"><text:a xlink:type="simple" xlink:href="http://fs.inf.ufg.br/sonar/drilldown/measures/10?metric=coverage&amp;rids%5B%5D=14"><text:span text:style-name="T95_4">-</text:span></text:a></text:span><text:span text:style-name="T95_5"><text:a xlink:type="simple" xlink:href="http://fs.inf.ufg.br/sonar/drilldown/measures/10?metric=coverage&amp;rids%5B%5D=14"><text:span text:style-name="T95_6">persistencia</text:span></text:a></text:span></text:p>
          </table:table-cell>
          <table:table-cell table:style-name="Cell14">
            <text:p text:style-name="P96"><text:span text:style-name="T96_1">50</text:span><text:span text:style-name="T96_2">,9%</text:span></text:p>
          </table:table-cell>
        </table:table-row>
        <table:table-row table:style-name="Row6">
          <table:table-cell table:style-name="Cell15">
            <text:p text:style-name="P97"><text:span text:style-name="T97_1"><text:a xlink:type="simple" xlink:href="http://fs.inf.ufg.br/sonar/drilldown/measures/10?metric=coverage&amp;rids%5B%5D=12"><text:span text:style-name="T97_2">sgb</text:span></text:a></text:span><text:span text:style-name="T97_3"><text:a xlink:type="simple" xlink:href="http://fs.inf.ufg.br/sonar/drilldown/measures/10?metric=coverage&amp;rids%5B%5D=12"><text:span text:style-name="T97_4">-</text:span></text:a></text:span><text:span text:style-name="T97_5"><text:a xlink:type="simple" xlink:href="http://fs.inf.ufg.br/sonar/drilldown/measures/10?metric=coverage&amp;rids%5B%5D=12"><text:span text:style-name="T97_6">integracao</text:span></text:a></text:span></text:p>
          </table:table-cell>
          <table:table-cell table:style-name="Cell16">
            <text:p text:style-name="P98"><text:span text:style-name="T98_1">49</text:span><text:span text:style-name="T98_2">,</text:span><text:span text:style-name="T98_3">5</text:span><text:span text:style-name="T98_4">%</text:span></text:p>
          </table:table-cell>
        </table:table-row>
        <table:table-row table:style-name="Row7">
          <table:table-cell table:style-name="Cell17">
            <text:p text:style-name="P99"><text:span text:style-name="T99_1"><text:a xlink:type="simple" xlink:href="http://fs.inf.ufg.br/sonar/drilldown/measures/10?metric=coverage&amp;rids%5B%5D=11"><text:span text:style-name="T99_2">sgb</text:span></text:a></text:span><text:span text:style-name="T99_3"><text:a xlink:type="simple" xlink:href="http://fs.inf.ufg.br/sonar/drilldown/measures/10?metric=coverage&amp;rids%5B%5D=11"><text:span text:style-name="T99_4">-</text:span></text:a></text:span><text:span text:style-name="T99_5"><text:a xlink:type="simple" xlink:href="http://fs.inf.ufg.br/sonar/drilldown/measures/10?metric=coverage&amp;rids%5B%5D=11"><text:span text:style-name="T99_6">base</text:span></text:a></text:span></text:p>
          </table:table-cell>
          <table:table-cell table:style-name="Cell18">
            <text:p text:style-name="P100"><text:span text:style-name="T100_1">94</text:span><text:span text:style-name="T100_2">,</text:span><text:span text:style-name="T100_3">2</text:span><text:span text:style-name="T100_4">%</text:span></text:p>
          </table:table-cell>
        </table:table-row>
        <table:table-row table:style-name="Row8">
          <table:table-cell table:style-name="Cell19">
            <text:p text:style-name="P101"><text:span text:style-name="T101_1"><text:a xlink:type="simple" xlink:href="http://fs.inf.ufg.br/sonar/drilldown/measures/10?metric=coverage&amp;rids%5B%5D=13"><text:span text:style-name="T101_2">sgb</text:span></text:a></text:span><text:span text:style-name="T101_3"><text:a xlink:type="simple" xlink:href="http://fs.inf.ufg.br/sonar/drilldown/measures/10?metric=coverage&amp;rids%5B%5D=13"><text:span text:style-name="T101_4">-</text:span></text:a></text:span><text:span text:style-name="T101_5"><text:a xlink:type="simple" xlink:href="http://fs.inf.ufg.br/sonar/drilldown/measures/10?metric=coverage&amp;rids%5B%5D=13"><text:span text:style-name="T101_6">model</text:span></text:a></text:span></text:p>
          </table:table-cell>
          <table:table-cell table:style-name="Cell20">
            <text:p text:style-name="P102"><text:span text:style-name="T102_1">90</text:span><text:span text:style-name="T102_2">,</text:span><text:span text:style-name="T102_3">2</text:span><text:span text:style-name="T102_4">%</text:span></text:p>
          </table:table-cell>
        </table:table-row>
      </table:table>
      <text:p text:style-name="P103"><text:bookmark-start text:name="id.vx8f9ajdjv7n"/><text:bookmark-end text:name="id.vx8f9ajdjv7n"/></text:p>
      <text:h text:style-name="P104" text:outline-level="10"><text:bookmark-start text:name="h.h55f65376f0a"/><text:bookmark-end text:name="h.h55f65376f0a"/><text:span text:style-name="T104_1">2.3<text:s/></text:span><text:span text:style-name="T104_2">Cobertura</text:span><text:span text:style-name="T104_3"><text:s/></text:span><text:span text:style-name="T104_4">por</text:span><text:span text:style-name="T104_5"><text:s/></text:span><text:span text:style-name="T104_6">pacote</text:span><text:span text:style-name="T104_7"><text:s/></text:span><text:span text:style-name="T104_8">de</text:span><text:span text:style-name="T104_9"><text:s/></text:span><text:span text:style-name="T104_10">projeto</text:span></text:h>
      <text:p text:style-name="P105"/>
      <table:table table:style-name="Table3">
        <table:table-column table:style-name="Column7"/>
        <table:table-column table:style-name="Column8"/>
        <table:table-row table:style-name="Row9">
          <table:table-cell table:style-name="Cell21">
            <text:p text:style-name="P106"><text:span text:style-name="T106_1">Projeto</text:span><text:span text:style-name="T106_2"><text:s/></text:span><text:span text:style-name="T106_3">sgb</text:span><text:span text:style-name="T106_4">-</text:span><text:span text:style-name="T106_5">web</text:span></text:p>
          </table:table-cell>
          <table:table-cell table:style-name="Cell22">
            <text:p text:style-name="P107"/>
          </table:table-cell>
        </table:table-row>
        <table:table-row table:style-name="Row10">
          <table:table-cell table:style-name="Cell23">
            <text:p text:style-name="P108"><text:span text:style-name="T108_1"><text:a xlink:type="simple" xlink:href="http://fs.inf.ufg.br/sonar/drilldown/measures/10?metric=coverage&amp;rids%5B%5D=15&amp;rids%5B%5D=229"><text:span text:style-name="T108_2">br</text:span></text:a></text:span><text:span text:style-name="T108_3"><text:a xlink:type="simple" xlink:href="http://fs.inf.ufg.br/sonar/drilldown/measures/10?metric=coverage&amp;rids%5B%5D=15&amp;rids%5B%5D=229"><text:span text:style-name="T108_4">.</text:span></text:a></text:span><text:span text:style-name="T108_5"><text:a xlink:type="simple" xlink:href="http://fs.inf.ufg.br/sonar/drilldown/measures/10?metric=coverage&amp;rids%5B%5D=15&amp;rids%5B%5D=229"><text:span text:style-name="T108_6">ufg</text:span></text:a></text:span><text:span text:style-name="T108_7"><text:a xlink:type="simple" xlink:href="http://fs.inf.ufg.br/sonar/drilldown/measures/10?metric=coverage&amp;rids%5B%5D=15&amp;rids%5B%5D=229"><text:span text:style-name="T108_8">.</text:span></text:a></text:span><text:span text:style-name="T108_9"><text:a xlink:type="simple" xlink:href="http://fs.inf.ufg.br/sonar/drilldown/measures/10?metric=coverage&amp;rids%5B%5D=15&amp;rids%5B%5D=229"><text:span text:style-name="T108_10">inf</text:span></text:a></text:span><text:span text:style-name="T108_11"><text:a xlink:type="simple" xlink:href="http://fs.inf.ufg.br/sonar/drilldown/measures/10?metric=coverage&amp;rids%5B%5D=15&amp;rids%5B%5D=229"><text:span text:style-name="T108_12">.</text:span></text:a></text:span><text:span text:style-name="T108_13"><text:a xlink:type="simple" xlink:href="http://fs.inf.ufg.br/sonar/drilldown/measures/10?metric=coverage&amp;rids%5B%5D=15&amp;rids%5B%5D=229"><text:span text:style-name="T108_14">es</text:span></text:a></text:span><text:span text:style-name="T108_15"><text:a xlink:type="simple" xlink:href="http://fs.inf.ufg.br/sonar/drilldown/measures/10?metric=coverage&amp;rids%5B%5D=15&amp;rids%5B%5D=229"><text:span text:style-name="T108_16">.</text:span></text:a></text:span><text:span text:style-name="T108_17"><text:a xlink:type="simple" xlink:href="http://fs.inf.ufg.br/sonar/drilldown/measures/10?metric=coverage&amp;rids%5B%5D=15&amp;rids%5B%5D=229"><text:span text:style-name="T108_18">web</text:span></text:a></text:span><text:span text:style-name="T108_19"><text:a xlink:type="simple" xlink:href="http://fs.inf.ufg.br/sonar/drilldown/measures/10?metric=coverage&amp;rids%5B%5D=15&amp;rids%5B%5D=229"><text:span text:style-name="T108_20">.</text:span></text:a></text:span><text:span text:style-name="T108_21"><text:a xlink:type="simple" xlink:href="http://fs.inf.ufg.br/sonar/drilldown/measures/10?metric=coverage&amp;rids%5B%5D=15&amp;rids%5B%5D=229"><text:span text:style-name="T108_22">datamodel</text:span></text:a></text:span></text:p>
          </table:table-cell>
          <table:table-cell table:style-name="Cell24">
            <text:p text:style-name="P109"><text:span text:style-name="T109_1">0,0%</text:span></text:p>
          </table:table-cell>
        </table:table-row>
        <table:table-row table:style-name="Row11">
          <table:table-cell table:style-name="Cell25">
            <text:p text:style-name="P110"><text:span text:style-name="T110_1"><text:a xlink:type="simple" xlink:href="http://fs.inf.ufg.br/sonar/drilldown/measures/10?metric=coverage&amp;rids%5B%5D=15&amp;rids%5B%5D=168"><text:span text:style-name="T110_2">br</text:span></text:a></text:span><text:span text:style-name="T110_3"><text:a xlink:type="simple" xlink:href="http://fs.inf.ufg.br/sonar/drilldown/measures/10?metric=coverage&amp;rids%5B%5D=15&amp;rids%5B%5D=168"><text:span text:style-name="T110_4">.</text:span></text:a></text:span><text:span text:style-name="T110_5"><text:a xlink:type="simple" xlink:href="http://fs.inf.ufg.br/sonar/drilldown/measures/10?metric=coverage&amp;rids%5B%5D=15&amp;rids%5B%5D=168"><text:span text:style-name="T110_6">ufg</text:span></text:a></text:span><text:span text:style-name="T110_7"><text:a xlink:type="simple" xlink:href="http://fs.inf.ufg.br/sonar/drilldown/measures/10?metric=coverage&amp;rids%5B%5D=15&amp;rids%5B%5D=168"><text:span text:style-name="T110_8">.</text:span></text:a></text:span><text:span text:style-name="T110_9"><text:a xlink:type="simple" xlink:href="http://fs.inf.ufg.br/sonar/drilldown/measures/10?metric=coverage&amp;rids%5B%5D=15&amp;rids%5B%5D=168"><text:span text:style-name="T110_10">inf</text:span></text:a></text:span><text:span text:style-name="T110_11"><text:a xlink:type="simple" xlink:href="http://fs.inf.ufg.br/sonar/drilldown/measures/10?metric=coverage&amp;rids%5B%5D=15&amp;rids%5B%5D=168"><text:span text:style-name="T110_12">.</text:span></text:a></text:span><text:span text:style-name="T110_13"><text:a xlink:type="simple" xlink:href="http://fs.inf.ufg.br/sonar/drilldown/measures/10?metric=coverage&amp;rids%5B%5D=15&amp;rids%5B%5D=168"><text:span text:style-name="T110_14">es</text:span></text:a></text:span><text:span text:style-name="T110_15"><text:a xlink:type="simple" xlink:href="http://fs.inf.ufg.br/sonar/drilldown/measures/10?metric=coverage&amp;rids%5B%5D=15&amp;rids%5B%5D=168"><text:span text:style-name="T110_16">.</text:span></text:a></text:span><text:span text:style-name="T110_17"><text:a xlink:type="simple" xlink:href="http://fs.inf.ufg.br/sonar/drilldown/measures/10?metric=coverage&amp;rids%5B%5D=15&amp;rids%5B%5D=168"><text:span text:style-name="T110_18">web</text:span></text:a></text:span><text:span text:style-name="T110_19"><text:a xlink:type="simple" xlink:href="http://fs.inf.ufg.br/sonar/drilldown/measures/10?metric=coverage&amp;rids%5B%5D=15&amp;rids%5B%5D=168"><text:span text:style-name="T110_20">.</text:span></text:a></text:span><text:span text:style-name="T110_21"><text:a xlink:type="simple" xlink:href="http://fs.inf.ufg.br/sonar/drilldown/measures/10?metric=coverage&amp;rids%5B%5D=15&amp;rids%5B%5D=168"><text:span text:style-name="T110_22">bootstrap</text:span></text:a></text:span></text:p>
          </table:table-cell>
          <table:table-cell table:style-name="Cell26">
            <text:p text:style-name="P111"><text:span text:style-name="T111_1">0,0%</text:span></text:p>
          </table:table-cell>
        </table:table-row>
        <table:table-row table:style-name="Row12">
          <table:table-cell table:style-name="Cell27">
            <text:p text:style-name="P112"><text:span text:style-name="T112_1"><text:a xlink:type="simple" xlink:href="http://fs.inf.ufg.br/sonar/drilldown/measures/10?metric=coverage&amp;rids%5B%5D=15&amp;rids%5B%5D=170"><text:span text:style-name="T112_2">br</text:span></text:a></text:span><text:span text:style-name="T112_3"><text:a xlink:type="simple" xlink:href="http://fs.inf.ufg.br/sonar/drilldown/measures/10?metric=coverage&amp;rids%5B%5D=15&amp;rids%5B%5D=170"><text:span text:style-name="T112_4">.</text:span></text:a></text:span><text:span text:style-name="T112_5"><text:a xlink:type="simple" xlink:href="http://fs.inf.ufg.br/sonar/drilldown/measures/10?metric=coverage&amp;rids%5B%5D=15&amp;rids%5B%5D=170"><text:span text:style-name="T112_6">ufg</text:span></text:a></text:span><text:span text:style-name="T112_7"><text:a xlink:type="simple" xlink:href="http://fs.inf.ufg.br/sonar/drilldown/measures/10?metric=coverage&amp;rids%5B%5D=15&amp;rids%5B%5D=170"><text:span text:style-name="T112_8">.</text:span></text:a></text:span><text:span text:style-name="T112_9"><text:a xlink:type="simple" xlink:href="http://fs.inf.ufg.br/sonar/drilldown/measures/10?metric=coverage&amp;rids%5B%5D=15&amp;rids%5B%5D=170"><text:span text:style-name="T112_10">inf</text:span></text:a></text:span><text:span text:style-name="T112_11"><text:a xlink:type="simple" xlink:href="http://fs.inf.ufg.br/sonar/drilldown/measures/10?metric=coverage&amp;rids%5B%5D=15&amp;rids%5B%5D=170"><text:span text:style-name="T112_12">.</text:span></text:a></text:span><text:span text:style-name="T112_13"><text:a xlink:type="simple" xlink:href="http://fs.inf.ufg.br/sonar/drilldown/measures/10?metric=coverage&amp;rids%5B%5D=15&amp;rids%5B%5D=170"><text:span text:style-name="T112_14">es</text:span></text:a></text:span><text:span text:style-name="T112_15"><text:a xlink:type="simple" xlink:href="http://fs.inf.ufg.br/sonar/drilldown/measures/10?metric=coverage&amp;rids%5B%5D=15&amp;rids%5B%5D=170"><text:span text:style-name="T112_16">.</text:span></text:a></text:span><text:span text:style-name="T112_17"><text:a xlink:type="simple" xlink:href="http://fs.inf.ufg.br/sonar/drilldown/measures/10?metric=coverage&amp;rids%5B%5D=15&amp;rids%5B%5D=170"><text:span text:style-name="T112_18">web</text:span></text:a></text:span><text:span text:style-name="T112_19"><text:a xlink:type="simple" xlink:href="http://fs.inf.ufg.br/sonar/drilldown/measures/10?metric=coverage&amp;rids%5B%5D=15&amp;rids%5B%5D=170"><text:span text:style-name="T112_20">.</text:span></text:a></text:span><text:span text:style-name="T112_21"><text:a xlink:type="simple" xlink:href="http://fs.inf.ufg.br/sonar/drilldown/measures/10?metric=coverage&amp;rids%5B%5D=15&amp;rids%5B%5D=170"><text:span text:style-name="T112_22">converters</text:span></text:a></text:span></text:p>
          </table:table-cell>
          <table:table-cell table:style-name="Cell28">
            <text:p text:style-name="P113"><text:span text:style-name="T113_1">10</text:span><text:span text:style-name="T113_2">,</text:span><text:span text:style-name="T113_3">9</text:span><text:span text:style-name="T113_4">%</text:span></text:p>
          </table:table-cell>
        </table:table-row>
        <table:table-row table:style-name="Row13">
          <table:table-cell table:style-name="Cell29">
            <text:p text:style-name="P114"><text:span text:style-name="T114_1"><text:a xlink:type="simple" xlink:href="http://fs.inf.ufg.br/sonar/drilldown/measures/10?metric=coverage&amp;rids%5B%5D=15&amp;rids%5B%5D=146"><text:span text:style-name="T114_2">br</text:span></text:a></text:span><text:span text:style-name="T114_3"><text:a xlink:type="simple" xlink:href="http://fs.inf.ufg.br/sonar/drilldown/measures/10?metric=coverage&amp;rids%5B%5D=15&amp;rids%5B%5D=146"><text:span text:style-name="T114_4">.</text:span></text:a></text:span><text:span text:style-name="T114_5"><text:a xlink:type="simple" xlink:href="http://fs.inf.ufg.br/sonar/drilldown/measures/10?metric=coverage&amp;rids%5B%5D=15&amp;rids%5B%5D=146"><text:span text:style-name="T114_6">ufg</text:span></text:a></text:span><text:span text:style-name="T114_7"><text:a xlink:type="simple" xlink:href="http://fs.inf.ufg.br/sonar/drilldown/measures/10?metric=coverage&amp;rids%5B%5D=15&amp;rids%5B%5D=146"><text:span text:style-name="T114_8">.</text:span></text:a></text:span><text:span text:style-name="T114_9"><text:a xlink:type="simple" xlink:href="http://fs.inf.ufg.br/sonar/drilldown/measures/10?metric=coverage&amp;rids%5B%5D=15&amp;rids%5B%5D=146"><text:span text:style-name="T114_10">inf</text:span></text:a></text:span><text:span text:style-name="T114_11"><text:a xlink:type="simple" xlink:href="http://fs.inf.ufg.br/sonar/drilldown/measures/10?metric=coverage&amp;rids%5B%5D=15&amp;rids%5B%5D=146"><text:span text:style-name="T114_12">.</text:span></text:a></text:span><text:span text:style-name="T114_13"><text:a xlink:type="simple" xlink:href="http://fs.inf.ufg.br/sonar/drilldown/measures/10?metric=coverage&amp;rids%5B%5D=15&amp;rids%5B%5D=146"><text:span text:style-name="T114_14">es</text:span></text:a></text:span><text:span text:style-name="T114_15"><text:a xlink:type="simple" xlink:href="http://fs.inf.ufg.br/sonar/drilldown/measures/10?metric=coverage&amp;rids%5B%5D=15&amp;rids%5B%5D=146"><text:span text:style-name="T114_16">.</text:span></text:a></text:span><text:span text:style-name="T114_17"><text:a xlink:type="simple" xlink:href="http://fs.inf.ufg.br/sonar/drilldown/measures/10?metric=coverage&amp;rids%5B%5D=15&amp;rids%5B%5D=146"><text:span text:style-name="T114_18">web</text:span></text:a></text:span><text:span text:style-name="T114_19"><text:a xlink:type="simple" xlink:href="http://fs.inf.ufg.br/sonar/drilldown/measures/10?metric=coverage&amp;rids%5B%5D=15&amp;rids%5B%5D=146"><text:span text:style-name="T114_20">.</text:span></text:a></text:span><text:span text:style-name="T114_21"><text:a xlink:type="simple" xlink:href="http://fs.inf.ufg.br/sonar/drilldown/measures/10?metric=coverage&amp;rids%5B%5D=15&amp;rids%5B%5D=146"><text:span text:style-name="T114_22">controller</text:span></text:a></text:span></text:p>
          </table:table-cell>
          <table:table-cell table:style-name="Cell30">
            <text:p text:style-name="P115"><text:span text:style-name="T115_1">2</text:span><text:span text:style-name="T115_2">,</text:span><text:span text:style-name="T115_3">2</text:span><text:span text:style-name="T115_4">%</text:span></text:p>
          </table:table-cell>
        </table:table-row>
        <table:table-row table:style-name="Row14">
          <table:table-cell table:style-name="Cell31">
            <text:p text:style-name="P116"><text:span text:style-name="T116_1"><text:a xlink:type="simple" xlink:href="http://fs.inf.ufg.br/sonar/drilldown/measures/10?metric=coverage&amp;rids%5B%5D=15&amp;rids%5B%5D=158"><text:span text:style-name="T116_2">br</text:span></text:a></text:span><text:span text:style-name="T116_3"><text:a xlink:type="simple" xlink:href="http://fs.inf.ufg.br/sonar/drilldown/measures/10?metric=coverage&amp;rids%5B%5D=15&amp;rids%5B%5D=158"><text:span text:style-name="T116_4">.</text:span></text:a></text:span><text:span text:style-name="T116_5"><text:a xlink:type="simple" xlink:href="http://fs.inf.ufg.br/sonar/drilldown/measures/10?metric=coverage&amp;rids%5B%5D=15&amp;rids%5B%5D=158"><text:span text:style-name="T116_6">ufg</text:span></text:a></text:span><text:span text:style-name="T116_7"><text:a xlink:type="simple" xlink:href="http://fs.inf.ufg.br/sonar/drilldown/measures/10?metric=coverage&amp;rids%5B%5D=15&amp;rids%5B%5D=158"><text:span text:style-name="T116_8">.</text:span></text:a></text:span><text:span text:style-name="T116_9"><text:a xlink:type="simple" xlink:href="http://fs.inf.ufg.br/sonar/drilldown/measures/10?metric=coverage&amp;rids%5B%5D=15&amp;rids%5B%5D=158"><text:span text:style-name="T116_10">inf</text:span></text:a></text:span><text:span text:style-name="T116_11"><text:a xlink:type="simple" xlink:href="http://fs.inf.ufg.br/sonar/drilldown/measures/10?metric=coverage&amp;rids%5B%5D=15&amp;rids%5B%5D=158"><text:span text:style-name="T116_12">.</text:span></text:a></text:span><text:span text:style-name="T116_13"><text:a xlink:type="simple" xlink:href="http://fs.inf.ufg.br/sonar/drilldown/measures/10?metric=coverage&amp;rids%5B%5D=15&amp;rids%5B%5D=158"><text:span text:style-name="T116_14">es</text:span></text:a></text:span><text:span text:style-name="T116_15"><text:a xlink:type="simple" xlink:href="http://fs.inf.ufg.br/sonar/drilldown/measures/10?metric=coverage&amp;rids%5B%5D=15&amp;rids%5B%5D=158"><text:span text:style-name="T116_16">.</text:span></text:a></text:span><text:span text:style-name="T116_17"><text:a xlink:type="simple" xlink:href="http://fs.inf.ufg.br/sonar/drilldown/measures/10?metric=coverage&amp;rids%5B%5D=15&amp;rids%5B%5D=158"><text:span text:style-name="T116_18">web</text:span></text:a></text:span><text:span text:style-name="T116_19"><text:a xlink:type="simple" xlink:href="http://fs.inf.ufg.br/sonar/drilldown/measures/10?metric=coverage&amp;rids%5B%5D=15&amp;rids%5B%5D=158"><text:span text:style-name="T116_20">.</text:span></text:a></text:span><text:span text:style-name="T116_21"><text:a xlink:type="simple" xlink:href="http://fs.inf.ufg.br/sonar/drilldown/measures/10?metric=coverage&amp;rids%5B%5D=15&amp;rids%5B%5D=158"><text:span text:style-name="T116_22">controller</text:span></text:a></text:span><text:span text:style-name="T116_23"><text:a xlink:type="simple" xlink:href="http://fs.inf.ufg.br/sonar/drilldown/measures/10?metric=coverage&amp;rids%5B%5D=15&amp;rids%5B%5D=158"><text:span text:style-name="T116_24">.</text:span></text:a></text:span><text:span text:style-name="T116_25"><text:a xlink:type="simple" xlink:href="http://fs.inf.ufg.br/sonar/drilldown/measures/10?metric=coverage&amp;rids%5B%5D=15&amp;rids%5B%5D=158"><text:span text:style-name="T116_26">form</text:span></text:a></text:span></text:p>
          </table:table-cell>
          <table:table-cell table:style-name="Cell32">
            <text:p text:style-name="P117"><text:span text:style-name="T117_1">4</text:span><text:span text:style-name="T117_2">,</text:span><text:span text:style-name="T117_3">2</text:span><text:span text:style-name="T117_4">%</text:span></text:p>
          </table:table-cell>
        </table:table-row>
      </table:table>
      <text:p text:style-name="P118"/>
      <text:p text:style-name="P119"/>
      <text:p text:style-name="P120"/>
      <table:table table:style-name="Table4">
        <table:table-column table:style-name="Column9"/>
        <table:table-column table:style-name="Column10"/>
        <table:table-row table:style-name="Row15">
          <table:table-cell table:style-name="Cell33">
            <text:p text:style-name="P121"><text:span text:style-name="T121_1">Projeto</text:span><text:span text:style-name="T121_2"><text:s/></text:span><text:span text:style-name="T121_3">sgb</text:span><text:span text:style-name="T121_4">-</text:span><text:span text:style-name="T121_5">persistencia</text:span></text:p>
          </table:table-cell>
          <table:table-cell table:style-name="Cell34">
            <text:p text:style-name="P122"/>
          </table:table-cell>
        </table:table-row>
        <table:table-row table:style-name="Row16">
          <table:table-cell table:style-name="Cell35">
            <text:p text:style-name="P123"><text:span text:style-name="T123_1"><text:a xlink:type="simple" xlink:href="http://fs.inf.ufg.br/sonar/drilldown/measures/10?metric=coverage&amp;rids%5B%5D=14&amp;rids%5B%5D=131"><text:span text:style-name="T123_2">br</text:span></text:a></text:span><text:span text:style-name="T123_3"><text:a xlink:type="simple" xlink:href="http://fs.inf.ufg.br/sonar/drilldown/measures/10?metric=coverage&amp;rids%5B%5D=14&amp;rids%5B%5D=131"><text:span text:style-name="T123_4">.</text:span></text:a></text:span><text:span text:style-name="T123_5"><text:a xlink:type="simple" xlink:href="http://fs.inf.ufg.br/sonar/drilldown/measures/10?metric=coverage&amp;rids%5B%5D=14&amp;rids%5B%5D=131"><text:span text:style-name="T123_6">ufg</text:span></text:a></text:span><text:span text:style-name="T123_7"><text:a xlink:type="simple" xlink:href="http://fs.inf.ufg.br/sonar/drilldown/measures/10?metric=coverage&amp;rids%5B%5D=14&amp;rids%5B%5D=131"><text:span text:style-name="T123_8">.</text:span></text:a></text:span><text:span text:style-name="T123_9"><text:a xlink:type="simple" xlink:href="http://fs.inf.ufg.br/sonar/drilldown/measures/10?metric=coverage&amp;rids%5B%5D=14&amp;rids%5B%5D=131"><text:span text:style-name="T123_10">inf</text:span></text:a></text:span><text:span text:style-name="T123_11"><text:a xlink:type="simple" xlink:href="http://fs.inf.ufg.br/sonar/drilldown/measures/10?metric=coverage&amp;rids%5B%5D=14&amp;rids%5B%5D=131"><text:span text:style-name="T123_12">.</text:span></text:a></text:span><text:span text:style-name="T123_13"><text:a xlink:type="simple" xlink:href="http://fs.inf.ufg.br/sonar/drilldown/measures/10?metric=coverage&amp;rids%5B%5D=14&amp;rids%5B%5D=131"><text:span text:style-name="T123_14">es</text:span></text:a></text:span><text:span text:style-name="T123_15"><text:a xlink:type="simple" xlink:href="http://fs.inf.ufg.br/sonar/drilldown/measures/10?metric=coverage&amp;rids%5B%5D=14&amp;rids%5B%5D=131"><text:span text:style-name="T123_16">.</text:span></text:a></text:span><text:span text:style-name="T123_17"><text:a xlink:type="simple" xlink:href="http://fs.inf.ufg.br/sonar/drilldown/measures/10?metric=coverage&amp;rids%5B%5D=14&amp;rids%5B%5D=131"><text:span text:style-name="T123_18">persistencia</text:span></text:a></text:span></text:p>
          </table:table-cell>
          <table:table-cell table:style-name="Cell36">
            <text:p text:style-name="P124"><text:span text:style-name="T124_1">83</text:span><text:span text:style-name="T124_2">,</text:span><text:span text:style-name="T124_3">6</text:span><text:span text:style-name="T124_4">%</text:span></text:p>
          </table:table-cell>
        </table:table-row>
      </table:table>
      <text:p text:style-name="P125"/>
      <table:table table:style-name="Table5">
        <table:table-column table:style-name="Column11"/>
        <table:table-column table:style-name="Column12"/>
        <table:table-row table:style-name="Row17">
          <table:table-cell table:style-name="Cell37">
            <text:p text:style-name="P126"><text:span text:style-name="T126_1">Projeto</text:span><text:span text:style-name="T126_2"><text:s/></text:span><text:span text:style-name="T126_3">sgb</text:span><text:span text:style-name="T126_4">-</text:span><text:span text:style-name="T126_5">integracao</text:span></text:p>
          </table:table-cell>
          <table:table-cell table:style-name="Cell38">
            <text:p text:style-name="P127"/>
          </table:table-cell>
        </table:table-row>
        <table:table-row table:style-name="Row18">
          <table:table-cell table:style-name="Cell39">
            <text:p text:style-name="P128"><text:span text:style-name="T128_1"><text:a xlink:type="simple" xlink:href="http://fs.inf.ufg.br/sonar/drilldown/measures/10?metric=coverage&amp;rids%5B%5D=12&amp;rids%5B%5D=248"><text:span text:style-name="T128_2">br</text:span></text:a></text:span><text:span text:style-name="T128_3"><text:a xlink:type="simple" xlink:href="http://fs.inf.ufg.br/sonar/drilldown/measures/10?metric=coverage&amp;rids%5B%5D=12&amp;rids%5B%5D=248"><text:span text:style-name="T128_4">.</text:span></text:a></text:span><text:span text:style-name="T128_5"><text:a xlink:type="simple" xlink:href="http://fs.inf.ufg.br/sonar/drilldown/measures/10?metric=coverage&amp;rids%5B%5D=12&amp;rids%5B%5D=248"><text:span text:style-name="T128_6">ufg</text:span></text:a></text:span><text:span text:style-name="T128_7"><text:a xlink:type="simple" xlink:href="http://fs.inf.ufg.br/sonar/drilldown/measures/10?metric=coverage&amp;rids%5B%5D=12&amp;rids%5B%5D=248"><text:span text:style-name="T128_8">.</text:span></text:a></text:span><text:span text:style-name="T128_9"><text:a xlink:type="simple" xlink:href="http://fs.inf.ufg.br/sonar/drilldown/measures/10?metric=coverage&amp;rids%5B%5D=12&amp;rids%5B%5D=248"><text:span text:style-name="T128_10">inf</text:span></text:a></text:span><text:span text:style-name="T128_11"><text:a xlink:type="simple" xlink:href="http://fs.inf.ufg.br/sonar/drilldown/measures/10?metric=coverage&amp;rids%5B%5D=12&amp;rids%5B%5D=248"><text:span text:style-name="T128_12">.</text:span></text:a></text:span><text:span text:style-name="T128_13"><text:a xlink:type="simple" xlink:href="http://fs.inf.ufg.br/sonar/drilldown/measures/10?metric=coverage&amp;rids%5B%5D=12&amp;rids%5B%5D=248"><text:span text:style-name="T128_14">es</text:span></text:a></text:span><text:span text:style-name="T128_15"><text:a xlink:type="simple" xlink:href="http://fs.inf.ufg.br/sonar/drilldown/measures/10?metric=coverage&amp;rids%5B%5D=12&amp;rids%5B%5D=248"><text:span text:style-name="T128_16">.</text:span></text:a></text:span><text:span text:style-name="T128_17"><text:a xlink:type="simple" xlink:href="http://fs.inf.ufg.br/sonar/drilldown/measures/10?metric=coverage&amp;rids%5B%5D=12&amp;rids%5B%5D=248"><text:span text:style-name="T128_18">integracao</text:span></text:a></text:span><text:span text:style-name="T128_19"><text:a xlink:type="simple" xlink:href="http://fs.inf.ufg.br/sonar/drilldown/measures/10?metric=coverage&amp;rids%5B%5D=12&amp;rids%5B%5D=248"><text:span text:style-name="T128_20">.</text:span></text:a></text:span><text:span text:style-name="T128_21"><text:a xlink:type="simple" xlink:href="http://fs.inf.ufg.br/sonar/drilldown/measures/10?metric=coverage&amp;rids%5B%5D=12&amp;rids%5B%5D=248"><text:span text:style-name="T128_22">importacaodados</text:span></text:a></text:span></text:p>
          </table:table-cell>
          <table:table-cell table:style-name="Cell40">
            <text:p text:style-name="P129"><text:span text:style-name="T129_1">0,0%</text:span></text:p>
          </table:table-cell>
        </table:table-row>
        <table:table-row table:style-name="Row19">
          <table:table-cell table:style-name="Cell41">
            <text:p text:style-name="P130"><text:span text:style-name="T130_1"><text:a xlink:type="simple" xlink:href="http://fs.inf.ufg.br/sonar/drilldown/measures/10?metric=coverage&amp;rids%5B%5D=12&amp;rids%5B%5D=79"><text:span text:style-name="T130_2">br</text:span></text:a></text:span><text:span text:style-name="T130_3"><text:a xlink:type="simple" xlink:href="http://fs.inf.ufg.br/sonar/drilldown/measures/10?metric=coverage&amp;rids%5B%5D=12&amp;rids%5B%5D=79"><text:span text:style-name="T130_4">.</text:span></text:a></text:span><text:span text:style-name="T130_5"><text:a xlink:type="simple" xlink:href="http://fs.inf.ufg.br/sonar/drilldown/measures/10?metric=coverage&amp;rids%5B%5D=12&amp;rids%5B%5D=79"><text:span text:style-name="T130_6">ufg</text:span></text:a></text:span><text:span text:style-name="T130_7"><text:a xlink:type="simple" xlink:href="http://fs.inf.ufg.br/sonar/drilldown/measures/10?metric=coverage&amp;rids%5B%5D=12&amp;rids%5B%5D=79"><text:span text:style-name="T130_8">.</text:span></text:a></text:span><text:span text:style-name="T130_9"><text:a xlink:type="simple" xlink:href="http://fs.inf.ufg.br/sonar/drilldown/measures/10?metric=coverage&amp;rids%5B%5D=12&amp;rids%5B%5D=79"><text:span text:style-name="T130_10">inf</text:span></text:a></text:span><text:span text:style-name="T130_11"><text:a xlink:type="simple" xlink:href="http://fs.inf.ufg.br/sonar/drilldown/measures/10?metric=coverage&amp;rids%5B%5D=12&amp;rids%5B%5D=79"><text:span text:style-name="T130_12">.</text:span></text:a></text:span><text:span text:style-name="T130_13"><text:a xlink:type="simple" xlink:href="http://fs.inf.ufg.br/sonar/drilldown/measures/10?metric=coverage&amp;rids%5B%5D=12&amp;rids%5B%5D=79"><text:span text:style-name="T130_14">es</text:span></text:a></text:span><text:span text:style-name="T130_15"><text:a xlink:type="simple" xlink:href="http://fs.inf.ufg.br/sonar/drilldown/measures/10?metric=coverage&amp;rids%5B%5D=12&amp;rids%5B%5D=79"><text:span text:style-name="T130_16">.</text:span></text:a></text:span><text:span text:style-name="T130_17"><text:a xlink:type="simple" xlink:href="http://fs.inf.ufg.br/sonar/drilldown/measures/10?metric=coverage&amp;rids%5B%5D=12&amp;rids%5B%5D=79"><text:span text:style-name="T130_18">integracao</text:span></text:a></text:span><text:span text:style-name="T130_19"><text:a xlink:type="simple" xlink:href="http://fs.inf.ufg.br/sonar/drilldown/measures/10?metric=coverage&amp;rids%5B%5D=12&amp;rids%5B%5D=79"><text:span text:style-name="T130_20">.</text:span></text:a></text:span><text:span text:style-name="T130_21"><text:a xlink:type="simple" xlink:href="http://fs.inf.ufg.br/sonar/drilldown/measures/10?metric=coverage&amp;rids%5B%5D=12&amp;rids%5B%5D=79"><text:span text:style-name="T130_22">biblioteca</text:span></text:a></text:span></text:p>
          </table:table-cell>
          <table:table-cell table:style-name="Cell42">
            <text:p text:style-name="P131"><text:span text:style-name="T131_1">45</text:span><text:span text:style-name="T131_2">,</text:span><text:span text:style-name="T131_3">8</text:span><text:span text:style-name="T131_4">%</text:span></text:p>
          </table:table-cell>
        </table:table-row>
        <table:table-row table:style-name="Row20">
          <table:table-cell table:style-name="Cell43">
            <text:p text:style-name="P132"><text:span text:style-name="T132_1"><text:a xlink:type="simple" xlink:href="http://fs.inf.ufg.br/sonar/drilldown/measures/10?metric=coverage&amp;rids%5B%5D=12&amp;rids%5B%5D=50"><text:span text:style-name="T132_2">br</text:span></text:a></text:span><text:span text:style-name="T132_3"><text:a xlink:type="simple" xlink:href="http://fs.inf.ufg.br/sonar/drilldown/measures/10?metric=coverage&amp;rids%5B%5D=12&amp;rids%5B%5D=50"><text:span text:style-name="T132_4">.</text:span></text:a></text:span><text:span text:style-name="T132_5"><text:a xlink:type="simple" xlink:href="http://fs.inf.ufg.br/sonar/drilldown/measures/10?metric=coverage&amp;rids%5B%5D=12&amp;rids%5B%5D=50"><text:span text:style-name="T132_6">ufg</text:span></text:a></text:span><text:span text:style-name="T132_7"><text:a xlink:type="simple" xlink:href="http://fs.inf.ufg.br/sonar/drilldown/measures/10?metric=coverage&amp;rids%5B%5D=12&amp;rids%5B%5D=50"><text:span text:style-name="T132_8">.</text:span></text:a></text:span><text:span text:style-name="T132_9"><text:a xlink:type="simple" xlink:href="http://fs.inf.ufg.br/sonar/drilldown/measures/10?metric=coverage&amp;rids%5B%5D=12&amp;rids%5B%5D=50"><text:span text:style-name="T132_10">inf</text:span></text:a></text:span><text:span text:style-name="T132_11"><text:a xlink:type="simple" xlink:href="http://fs.inf.ufg.br/sonar/drilldown/measures/10?metric=coverage&amp;rids%5B%5D=12&amp;rids%5B%5D=50"><text:span text:style-name="T132_12">.</text:span></text:a></text:span><text:span text:style-name="T132_13"><text:a xlink:type="simple" xlink:href="http://fs.inf.ufg.br/sonar/drilldown/measures/10?metric=coverage&amp;rids%5B%5D=12&amp;rids%5B%5D=50"><text:span text:style-name="T132_14">es</text:span></text:a></text:span><text:span text:style-name="T132_15"><text:a xlink:type="simple" xlink:href="http://fs.inf.ufg.br/sonar/drilldown/measures/10?metric=coverage&amp;rids%5B%5D=12&amp;rids%5B%5D=50"><text:span text:style-name="T132_16">.</text:span></text:a></text:span><text:span text:style-name="T132_17"><text:a xlink:type="simple" xlink:href="http://fs.inf.ufg.br/sonar/drilldown/measures/10?metric=coverage&amp;rids%5B%5D=12&amp;rids%5B%5D=50"><text:span text:style-name="T132_18">integracao</text:span></text:a></text:span></text:p>
          </table:table-cell>
          <table:table-cell table:style-name="Cell44">
            <text:p text:style-name="P133"><text:span text:style-name="T133_1">5</text:span><text:span text:style-name="T133_2">4,</text:span><text:span text:style-name="T133_3">4</text:span><text:span text:style-name="T133_4">%</text:span></text:p>
          </table:table-cell>
        </table:table-row>
        <table:table-row table:style-name="Row21">
          <table:table-cell table:style-name="Cell45">
            <text:p text:style-name="P134"><text:span text:style-name="T134_1"><text:a xlink:type="simple" xlink:href="http://fs.inf.ufg.br/sonar/drilldown/measures/10?metric=coverage&amp;rids%5B%5D=12&amp;rids%5B%5D=69"><text:span text:style-name="T134_2">br</text:span></text:a></text:span><text:span text:style-name="T134_3"><text:a xlink:type="simple" xlink:href="http://fs.inf.ufg.br/sonar/drilldown/measures/10?metric=coverage&amp;rids%5B%5D=12&amp;rids%5B%5D=69"><text:span text:style-name="T134_4">.</text:span></text:a></text:span><text:span text:style-name="T134_5"><text:a xlink:type="simple" xlink:href="http://fs.inf.ufg.br/sonar/drilldown/measures/10?metric=coverage&amp;rids%5B%5D=12&amp;rids%5B%5D=69"><text:span text:style-name="T134_6">ufg</text:span></text:a></text:span><text:span text:style-name="T134_7"><text:a xlink:type="simple" xlink:href="http://fs.inf.ufg.br/sonar/drilldown/measures/10?metric=coverage&amp;rids%5B%5D=12&amp;rids%5B%5D=69"><text:span text:style-name="T134_8">.</text:span></text:a></text:span><text:span text:style-name="T134_9"><text:a xlink:type="simple" xlink:href="http://fs.inf.ufg.br/sonar/drilldown/measures/10?metric=coverage&amp;rids%5B%5D=12&amp;rids%5B%5D=69"><text:span text:style-name="T134_10">inf</text:span></text:a></text:span><text:span text:style-name="T134_11"><text:a xlink:type="simple" xlink:href="http://fs.inf.ufg.br/sonar/drilldown/measures/10?metric=coverage&amp;rids%5B%5D=12&amp;rids%5B%5D=69"><text:span text:style-name="T134_12">.</text:span></text:a></text:span><text:span text:style-name="T134_13"><text:a xlink:type="simple" xlink:href="http://fs.inf.ufg.br/sonar/drilldown/measures/10?metric=coverage&amp;rids%5B%5D=12&amp;rids%5B%5D=69"><text:span text:style-name="T134_14">es</text:span></text:a></text:span><text:span text:style-name="T134_15"><text:a xlink:type="simple" xlink:href="http://fs.inf.ufg.br/sonar/drilldown/measures/10?metric=coverage&amp;rids%5B%5D=12&amp;rids%5B%5D=69"><text:span text:style-name="T134_16">.</text:span></text:a></text:span><text:span text:style-name="T134_17"><text:a xlink:type="simple" xlink:href="http://fs.inf.ufg.br/sonar/drilldown/measures/10?metric=coverage&amp;rids%5B%5D=12&amp;rids%5B%5D=69"><text:span text:style-name="T134_18">integracao</text:span></text:a></text:span><text:span text:style-name="T134_19"><text:a xlink:type="simple" xlink:href="http://fs.inf.ufg.br/sonar/drilldown/measures/10?metric=coverage&amp;rids%5B%5D=12&amp;rids%5B%5D=69"><text:span text:style-name="T134_20">.</text:span></text:a></text:span><text:span text:style-name="T134_21"><text:a xlink:type="simple" xlink:href="http://fs.inf.ufg.br/sonar/drilldown/measures/10?metric=coverage&amp;rids%5B%5D=12&amp;rids%5B%5D=69"><text:span text:style-name="T134_22">rng</text:span></text:a></text:span></text:p>
          </table:table-cell>
          <table:table-cell table:style-name="Cell46">
            <text:p text:style-name="P135"><text:span text:style-name="T135_1">96</text:span><text:span text:style-name="T135_2">,6%</text:span></text:p>
          </table:table-cell>
        </table:table-row>
        <table:table-row table:style-name="Row22">
          <table:table-cell table:style-name="Cell47">
            <text:p text:style-name="P136"><text:span text:style-name="T136_1"><text:a xlink:type="simple" xlink:href="http://fs.inf.ufg.br/sonar/drilldown/measures/10?metric=coverage&amp;rids%5B%5D=12&amp;rids%5B%5D=67"><text:span text:style-name="T136_2">br</text:span></text:a></text:span><text:span text:style-name="T136_3"><text:a xlink:type="simple" xlink:href="http://fs.inf.ufg.br/sonar/drilldown/measures/10?metric=coverage&amp;rids%5B%5D=12&amp;rids%5B%5D=67"><text:span text:style-name="T136_4">.</text:span></text:a></text:span><text:span text:style-name="T136_5"><text:a xlink:type="simple" xlink:href="http://fs.inf.ufg.br/sonar/drilldown/measures/10?metric=coverage&amp;rids%5B%5D=12&amp;rids%5B%5D=67"><text:span text:style-name="T136_6">ufg</text:span></text:a></text:span><text:span text:style-name="T136_7"><text:a xlink:type="simple" xlink:href="http://fs.inf.ufg.br/sonar/drilldown/measures/10?metric=coverage&amp;rids%5B%5D=12&amp;rids%5B%5D=67"><text:span text:style-name="T136_8">.</text:span></text:a></text:span><text:span text:style-name="T136_9"><text:a xlink:type="simple" xlink:href="http://fs.inf.ufg.br/sonar/drilldown/measures/10?metric=coverage&amp;rids%5B%5D=12&amp;rids%5B%5D=67"><text:span text:style-name="T136_10">inf</text:span></text:a></text:span><text:span text:style-name="T136_11"><text:a xlink:type="simple" xlink:href="http://fs.inf.ufg.br/sonar/drilldown/measures/10?metric=coverage&amp;rids%5B%5D=12&amp;rids%5B%5D=67"><text:span text:style-name="T136_12">.</text:span></text:a></text:span><text:span text:style-name="T136_13"><text:a xlink:type="simple" xlink:href="http://fs.inf.ufg.br/sonar/drilldown/measures/10?metric=coverage&amp;rids%5B%5D=12&amp;rids%5B%5D=67"><text:span text:style-name="T136_14">es</text:span></text:a></text:span><text:span text:style-name="T136_15"><text:a xlink:type="simple" xlink:href="http://fs.inf.ufg.br/sonar/drilldown/measures/10?metric=coverage&amp;rids%5B%5D=12&amp;rids%5B%5D=67"><text:span text:style-name="T136_16">.</text:span></text:a></text:span><text:span text:style-name="T136_17"><text:a xlink:type="simple" xlink:href="http://fs.inf.ufg.br/sonar/drilldown/measures/10?metric=coverage&amp;rids%5B%5D=12&amp;rids%5B%5D=67"><text:span text:style-name="T136_18">integracao</text:span></text:a></text:span><text:span text:style-name="T136_19"><text:a xlink:type="simple" xlink:href="http://fs.inf.ufg.br/sonar/drilldown/measures/10?metric=coverage&amp;rids%5B%5D=12&amp;rids%5B%5D=67"><text:span text:style-name="T136_20">.</text:span></text:a></text:span><text:span text:style-name="T136_21"><text:a xlink:type="simple" xlink:href="http://fs.inf.ufg.br/sonar/drilldown/measures/10?metric=coverage&amp;rids%5B%5D=12&amp;rids%5B%5D=67"><text:span text:style-name="T136_22">aop</text:span></text:a></text:span></text:p>
          </table:table-cell>
          <table:table-cell table:style-name="Cell48">
            <text:p text:style-name="P137"><text:span text:style-name="T137_1">53,1%</text:span></text:p>
          </table:table-cell>
        </table:table-row>
        <table:table-row table:style-name="Row23">
          <table:table-cell table:style-name="Cell49">
            <text:p text:style-name="P138"><text:span text:style-name="T138_1">br</text:span><text:span text:style-name="T138_2">.</text:span><text:span text:style-name="T138_3">ufg</text:span><text:span text:style-name="T138_4">.</text:span><text:span text:style-name="T138_5">inf</text:span><text:span text:style-name="T138_6">.</text:span><text:span text:style-name="T138_7">es</text:span><text:span text:style-name="T138_8">.</text:span><text:span text:style-name="T138_9">integracao</text:span><text:span text:style-name="T138_10">.</text:span><text:span text:style-name="T138_11">cotacao</text:span></text:p>
          </table:table-cell>
          <table:table-cell table:style-name="Cell50">
            <text:p text:style-name="P139"><text:span text:style-name="T139_1">56,0%</text:span></text:p>
          </table:table-cell>
        </table:table-row>
        <table:table-row table:style-name="Row24">
          <table:table-cell table:style-name="Cell51">
            <text:p text:style-name="P140"><text:span text:style-name="T140_1"><text:a xlink:type="simple" xlink:href="http://fs.inf.ufg.br/sonar/drilldown/measures/10?metric=coverage&amp;rids%5B%5D=12&amp;rids%5B%5D=275"><text:span text:style-name="T140_2">br</text:span></text:a></text:span><text:span text:style-name="T140_3"><text:a xlink:type="simple" xlink:href="http://fs.inf.ufg.br/sonar/drilldown/measures/10?metric=coverage&amp;rids%5B%5D=12&amp;rids%5B%5D=275"><text:span text:style-name="T140_4">.</text:span></text:a></text:span><text:span text:style-name="T140_5"><text:a xlink:type="simple" xlink:href="http://fs.inf.ufg.br/sonar/drilldown/measures/10?metric=coverage&amp;rids%5B%5D=12&amp;rids%5B%5D=275"><text:span text:style-name="T140_6">ufg</text:span></text:a></text:span><text:span text:style-name="T140_7"><text:a xlink:type="simple" xlink:href="http://fs.inf.ufg.br/sonar/drilldown/measures/10?metric=coverage&amp;rids%5B%5D=12&amp;rids%5B%5D=275"><text:span text:style-name="T140_8">.</text:span></text:a></text:span><text:span text:style-name="T140_9"><text:a xlink:type="simple" xlink:href="http://fs.inf.ufg.br/sonar/drilldown/measures/10?metric=coverage&amp;rids%5B%5D=12&amp;rids%5B%5D=275"><text:span text:style-name="T140_10">inf</text:span></text:a></text:span><text:span text:style-name="T140_11"><text:a xlink:type="simple" xlink:href="http://fs.inf.ufg.br/sonar/drilldown/measures/10?metric=coverage&amp;rids%5B%5D=12&amp;rids%5B%5D=275"><text:span text:style-name="T140_12">.</text:span></text:a></text:span><text:span text:style-name="T140_13"><text:a xlink:type="simple" xlink:href="http://fs.inf.ufg.br/sonar/drilldown/measures/10?metric=coverage&amp;rids%5B%5D=12&amp;rids%5B%5D=275"><text:span text:style-name="T140_14">es</text:span></text:a></text:span><text:span text:style-name="T140_15"><text:a xlink:type="simple" xlink:href="http://fs.inf.ufg.br/sonar/drilldown/measures/10?metric=coverage&amp;rids%5B%5D=12&amp;rids%5B%5D=275"><text:span text:style-name="T140_16">.</text:span></text:a></text:span><text:span text:style-name="T140_17"><text:a xlink:type="simple" xlink:href="http://fs.inf.ufg.br/sonar/drilldown/measures/10?metric=coverage&amp;rids%5B%5D=12&amp;rids%5B%5D=275"><text:span text:style-name="T140_18">integracao</text:span></text:a></text:span><text:span text:style-name="T140_19"><text:a xlink:type="simple" xlink:href="http://fs.inf.ufg.br/sonar/drilldown/measures/10?metric=coverage&amp;rids%5B%5D=12&amp;rids%5B%5D=275"><text:span text:style-name="T140_20">.</text:span></text:a></text:span><text:span text:style-name="T140_21"><text:a xlink:type="simple" xlink:href="http://fs.inf.ufg.br/sonar/drilldown/measures/10?metric=coverage&amp;rids%5B%5D=12&amp;rids%5B%5D=275"><text:span text:style-name="T140_22">exportacaodados</text:span></text:a></text:span></text:p>
          </table:table-cell>
          <table:table-cell table:style-name="Cell52">
            <text:p text:style-name="P141"><text:span text:style-name="T141_1">9</text:span><text:span text:style-name="T141_2">3</text:span><text:span text:style-name="T141_3">,</text:span><text:span text:style-name="T141_4">5</text:span><text:span text:style-name="T141_5">%</text:span></text:p>
          </table:table-cell>
        </table:table-row>
        <table:table-row table:style-name="Row25">
          <table:table-cell table:style-name="Cell53">
            <text:p text:style-name="P142"><text:span text:style-name="T142_1"><text:a xlink:type="simple" xlink:href="http://fs.inf.ufg.br/sonar/drilldown/measures/10?metric=coverage&amp;rids%5B%5D=12&amp;rids%5B%5D=275"><text:span text:style-name="T142_2">br</text:span></text:a></text:span><text:span text:style-name="T142_3"><text:a xlink:type="simple" xlink:href="http://fs.inf.ufg.br/sonar/drilldown/measures/10?metric=coverage&amp;rids%5B%5D=12&amp;rids%5B%5D=275"><text:span text:style-name="T142_4">.</text:span></text:a></text:span><text:span text:style-name="T142_5"><text:a xlink:type="simple" xlink:href="http://fs.inf.ufg.br/sonar/drilldown/measures/10?metric=coverage&amp;rids%5B%5D=12&amp;rids%5B%5D=275"><text:span text:style-name="T142_6">ufg</text:span></text:a></text:span><text:span text:style-name="T142_7"><text:a xlink:type="simple" xlink:href="http://fs.inf.ufg.br/sonar/drilldown/measures/10?metric=coverage&amp;rids%5B%5D=12&amp;rids%5B%5D=275"><text:span text:style-name="T142_8">.</text:span></text:a></text:span><text:span text:style-name="T142_9"><text:a xlink:type="simple" xlink:href="http://fs.inf.ufg.br/sonar/drilldown/measures/10?metric=coverage&amp;rids%5B%5D=12&amp;rids%5B%5D=275"><text:span text:style-name="T142_10">inf</text:span></text:a></text:span><text:span text:style-name="T142_11"><text:a xlink:type="simple" xlink:href="http://fs.inf.ufg.br/sonar/drilldown/measures/10?metric=coverage&amp;rids%5B%5D=12&amp;rids%5B%5D=275"><text:span text:style-name="T142_12">.</text:span></text:a></text:span><text:span text:style-name="T142_13"><text:a xlink:type="simple" xlink:href="http://fs.inf.ufg.br/sonar/drilldown/measures/10?metric=coverage&amp;rids%5B%5D=12&amp;rids%5B%5D=275"><text:span text:style-name="T142_14">es</text:span></text:a></text:span><text:span text:style-name="T142_15"><text:a xlink:type="simple" xlink:href="http://fs.inf.ufg.br/sonar/drilldown/measures/10?metric=coverage&amp;rids%5B%5D=12&amp;rids%5B%5D=275"><text:span text:style-name="T142_16">.</text:span></text:a></text:span><text:span text:style-name="T142_17"><text:a xlink:type="simple" xlink:href="http://fs.inf.ufg.br/sonar/drilldown/measures/10?metric=coverage&amp;rids%5B%5D=12&amp;rids%5B%5D=275"><text:span text:style-name="T142_18">integracao</text:span></text:a></text:span><text:span text:style-name="T142_19"><text:a xlink:type="simple" xlink:href="http://fs.inf.ufg.br/sonar/drilldown/measures/10?metric=coverage&amp;rids%5B%5D=12&amp;rids%5B%5D=275"><text:span text:style-name="T142_20">.</text:span></text:a></text:span><text:span text:style-name="T142_21"><text:a xlink:type="simple" xlink:href="http://fs.inf.ufg.br/sonar/drilldown/measures/10?metric=coverage&amp;rids%5B%5D=12&amp;rids%5B%5D=275"><text:span text:style-name="T142_22">exportacaodados</text:span></text:a></text:span><text:span text:style-name="T142_23">.</text:span><text:span text:style-name="T142_24">planilha</text:span></text:p>
          </table:table-cell>
          <table:table-cell table:style-name="Cell54">
            <text:p text:style-name="P143"><text:span text:style-name="T143_1">0,0%</text:span></text:p>
          </table:table-cell>
        </table:table-row>
        <table:table-row table:style-name="Row26">
          <table:table-cell table:style-name="Cell55">
            <text:p text:style-name="P144"><text:span text:style-name="T144_1"><text:a xlink:type="simple" xlink:href="http://fs.inf.ufg.br/sonar/drilldown/measures/10?metric=coverage&amp;rids%5B%5D=12&amp;rids%5B%5D=275"><text:span text:style-name="T144_2">br</text:span></text:a></text:span><text:span text:style-name="T144_3"><text:a xlink:type="simple" xlink:href="http://fs.inf.ufg.br/sonar/drilldown/measures/10?metric=coverage&amp;rids%5B%5D=12&amp;rids%5B%5D=275"><text:span text:style-name="T144_4">.</text:span></text:a></text:span><text:span text:style-name="T144_5"><text:a xlink:type="simple" xlink:href="http://fs.inf.ufg.br/sonar/drilldown/measures/10?metric=coverage&amp;rids%5B%5D=12&amp;rids%5B%5D=275"><text:span text:style-name="T144_6">ufg</text:span></text:a></text:span><text:span text:style-name="T144_7"><text:a xlink:type="simple" xlink:href="http://fs.inf.ufg.br/sonar/drilldown/measures/10?metric=coverage&amp;rids%5B%5D=12&amp;rids%5B%5D=275"><text:span text:style-name="T144_8">.</text:span></text:a></text:span><text:span text:style-name="T144_9"><text:a xlink:type="simple" xlink:href="http://fs.inf.ufg.br/sonar/drilldown/measures/10?metric=coverage&amp;rids%5B%5D=12&amp;rids%5B%5D=275"><text:span text:style-name="T144_10">inf</text:span></text:a></text:span><text:span text:style-name="T144_11"><text:a xlink:type="simple" xlink:href="http://fs.inf.ufg.br/sonar/drilldown/measures/10?metric=coverage&amp;rids%5B%5D=12&amp;rids%5B%5D=275"><text:span text:style-name="T144_12">.</text:span></text:a></text:span><text:span text:style-name="T144_13"><text:a xlink:type="simple" xlink:href="http://fs.inf.ufg.br/sonar/drilldown/measures/10?metric=coverage&amp;rids%5B%5D=12&amp;rids%5B%5D=275"><text:span text:style-name="T144_14">es</text:span></text:a></text:span><text:span text:style-name="T144_15"><text:a xlink:type="simple" xlink:href="http://fs.inf.ufg.br/sonar/drilldown/measures/10?metric=coverage&amp;rids%5B%5D=12&amp;rids%5B%5D=275"><text:span text:style-name="T144_16">.</text:span></text:a></text:span><text:span text:style-name="T144_17"><text:a xlink:type="simple" xlink:href="http://fs.inf.ufg.br/sonar/drilldown/measures/10?metric=coverage&amp;rids%5B%5D=12&amp;rids%5B%5D=275"><text:span text:style-name="T144_18">integracao</text:span></text:a></text:span><text:span text:style-name="T144_19"><text:a xlink:type="simple" xlink:href="http://fs.inf.ufg.br/sonar/drilldown/measures/10?metric=coverage&amp;rids%5B%5D=12&amp;rids%5B%5D=275"><text:span text:style-name="T144_20">.</text:span></text:a></text:span><text:span text:style-name="T144_21">optimizer</text:span></text:p>
          </table:table-cell>
          <table:table-cell table:style-name="Cell56">
            <text:p text:style-name="P145"><text:span text:style-name="T145_1">19,5%</text:span></text:p>
          </table:table-cell>
        </table:table-row>
      </table:table>
      <text:p text:style-name="P146"/>
      <table:table table:style-name="Table6">
        <table:table-column table:style-name="Column13"/>
        <table:table-column table:style-name="Column14"/>
        <table:table-row table:style-name="Row27">
          <table:table-cell table:style-name="Cell57">
            <text:p text:style-name="P147"><text:span text:style-name="T147_1">Projeto</text:span><text:span text:style-name="T147_2"><text:s/></text:span><text:span text:style-name="T147_3">sgb</text:span><text:span text:style-name="T147_4">-</text:span><text:span text:style-name="T147_5">base</text:span></text:p>
          </table:table-cell>
          <table:table-cell table:style-name="Cell58">
            <text:p text:style-name="P148"/>
          </table:table-cell>
        </table:table-row>
        <table:table-row table:style-name="Row28">
          <table:table-cell table:style-name="Cell59">
            <text:p text:style-name="P149"><text:span text:style-name="T149_1"><text:a xlink:type="simple" xlink:href="http://fs.inf.ufg.br/sonar/drilldown/measures/10?metric=coverage&amp;rids%5B%5D=11&amp;rids%5B%5D=346"><text:span text:style-name="T149_2">br</text:span></text:a></text:span><text:span text:style-name="T149_3"><text:a xlink:type="simple" xlink:href="http://fs.inf.ufg.br/sonar/drilldown/measures/10?metric=coverage&amp;rids%5B%5D=11&amp;rids%5B%5D=346"><text:span text:style-name="T149_4">.</text:span></text:a></text:span><text:span text:style-name="T149_5"><text:a xlink:type="simple" xlink:href="http://fs.inf.ufg.br/sonar/drilldown/measures/10?metric=coverage&amp;rids%5B%5D=11&amp;rids%5B%5D=346"><text:span text:style-name="T149_6">ufg</text:span></text:a></text:span><text:span text:style-name="T149_7"><text:a xlink:type="simple" xlink:href="http://fs.inf.ufg.br/sonar/drilldown/measures/10?metric=coverage&amp;rids%5B%5D=11&amp;rids%5B%5D=346"><text:span text:style-name="T149_8">.</text:span></text:a></text:span><text:span text:style-name="T149_9"><text:a xlink:type="simple" xlink:href="http://fs.inf.ufg.br/sonar/drilldown/measures/10?metric=coverage&amp;rids%5B%5D=11&amp;rids%5B%5D=346"><text:span text:style-name="T149_10">inf</text:span></text:a></text:span><text:span text:style-name="T149_11"><text:a xlink:type="simple" xlink:href="http://fs.inf.ufg.br/sonar/drilldown/measures/10?metric=coverage&amp;rids%5B%5D=11&amp;rids%5B%5D=346"><text:span text:style-name="T149_12">.</text:span></text:a></text:span><text:span text:style-name="T149_13"><text:a xlink:type="simple" xlink:href="http://fs.inf.ufg.br/sonar/drilldown/measures/10?metric=coverage&amp;rids%5B%5D=11&amp;rids%5B%5D=346"><text:span text:style-name="T149_14">es</text:span></text:a></text:span><text:span text:style-name="T149_15"><text:a xlink:type="simple" xlink:href="http://fs.inf.ufg.br/sonar/drilldown/measures/10?metric=coverage&amp;rids%5B%5D=11&amp;rids%5B%5D=346"><text:span text:style-name="T149_16">.</text:span></text:a></text:span><text:span text:style-name="T149_17"><text:a xlink:type="simple" xlink:href="http://fs.inf.ufg.br/sonar/drilldown/measures/10?metric=coverage&amp;rids%5B%5D=11&amp;rids%5B%5D=346"><text:span text:style-name="T149_18">base</text:span></text:a></text:span><text:span text:style-name="T149_19"><text:a xlink:type="simple" xlink:href="http://fs.inf.ufg.br/sonar/drilldown/measures/10?metric=coverage&amp;rids%5B%5D=11&amp;rids%5B%5D=346"><text:span text:style-name="T149_20">.</text:span></text:a></text:span><text:span text:style-name="T149_21"><text:a xlink:type="simple" xlink:href="http://fs.inf.ufg.br/sonar/drilldown/measures/10?metric=coverage&amp;rids%5B%5D=11&amp;rids%5B%5D=346"><text:span text:style-name="T149_22">persistence</text:span></text:a></text:span><text:span text:style-name="T149_23"><text:a xlink:type="simple" xlink:href="http://fs.inf.ufg.br/sonar/drilldown/measures/10?metric=coverage&amp;rids%5B%5D=11&amp;rids%5B%5D=346"><text:span text:style-name="T149_24">.</text:span></text:a></text:span><text:span text:style-name="T149_25"><text:a xlink:type="simple" xlink:href="http://fs.inf.ufg.br/sonar/drilldown/measures/10?metric=coverage&amp;rids%5B%5D=11&amp;rids%5B%5D=346"><text:span text:style-name="T149_26">biblioteca</text:span></text:a></text:span></text:p>
          </table:table-cell>
          <table:table-cell table:style-name="Cell60">
            <text:p text:style-name="P150"><text:span text:style-name="T150_1">90,9%</text:span></text:p>
          </table:table-cell>
        </table:table-row>
        <table:table-row table:style-name="Row29">
          <table:table-cell table:style-name="Cell61">
            <text:p text:style-name="P151"><text:span text:style-name="T151_1"><text:s/></text:span><text:span text:style-name="T151_2"><text:a xlink:type="simple" xlink:href="http://fs.inf.ufg.br/sonar/drilldown/measures/10?metric=coverage&amp;rids%5B%5D=11&amp;rids%5B%5D=348"><text:span text:style-name="T151_3">br</text:span></text:a></text:span><text:span text:style-name="T151_4"><text:a xlink:type="simple" xlink:href="http://fs.inf.ufg.br/sonar/drilldown/measures/10?metric=coverage&amp;rids%5B%5D=11&amp;rids%5B%5D=348"><text:span text:style-name="T151_5">.</text:span></text:a></text:span><text:span text:style-name="T151_6"><text:a xlink:type="simple" xlink:href="http://fs.inf.ufg.br/sonar/drilldown/measures/10?metric=coverage&amp;rids%5B%5D=11&amp;rids%5B%5D=348"><text:span text:style-name="T151_7">ufg</text:span></text:a></text:span><text:span text:style-name="T151_8"><text:a xlink:type="simple" xlink:href="http://fs.inf.ufg.br/sonar/drilldown/measures/10?metric=coverage&amp;rids%5B%5D=11&amp;rids%5B%5D=348"><text:span text:style-name="T151_9">.</text:span></text:a></text:span><text:span text:style-name="T151_10"><text:a xlink:type="simple" xlink:href="http://fs.inf.ufg.br/sonar/drilldown/measures/10?metric=coverage&amp;rids%5B%5D=11&amp;rids%5B%5D=348"><text:span text:style-name="T151_11">inf</text:span></text:a></text:span><text:span text:style-name="T151_12"><text:a xlink:type="simple" xlink:href="http://fs.inf.ufg.br/sonar/drilldown/measures/10?metric=coverage&amp;rids%5B%5D=11&amp;rids%5B%5D=348"><text:span text:style-name="T151_13">.</text:span></text:a></text:span><text:span text:style-name="T151_14"><text:a xlink:type="simple" xlink:href="http://fs.inf.ufg.br/sonar/drilldown/measures/10?metric=coverage&amp;rids%5B%5D=11&amp;rids%5B%5D=348"><text:span text:style-name="T151_15">es</text:span></text:a></text:span><text:span text:style-name="T151_16"><text:a xlink:type="simple" xlink:href="http://fs.inf.ufg.br/sonar/drilldown/measures/10?metric=coverage&amp;rids%5B%5D=11&amp;rids%5B%5D=348"><text:span text:style-name="T151_17">.</text:span></text:a></text:span><text:span text:style-name="T151_18"><text:a xlink:type="simple" xlink:href="http://fs.inf.ufg.br/sonar/drilldown/measures/10?metric=coverage&amp;rids%5B%5D=11&amp;rids%5B%5D=348"><text:span text:style-name="T151_19">base</text:span></text:a></text:span><text:span text:style-name="T151_20"><text:a xlink:type="simple" xlink:href="http://fs.inf.ufg.br/sonar/drilldown/measures/10?metric=coverage&amp;rids%5B%5D=11&amp;rids%5B%5D=348"><text:span text:style-name="T151_21">.</text:span></text:a></text:span><text:span text:style-name="T151_22"><text:a xlink:type="simple" xlink:href="http://fs.inf.ufg.br/sonar/drilldown/measures/10?metric=coverage&amp;rids%5B%5D=11&amp;rids%5B%5D=348"><text:span text:style-name="T151_23">util</text:span></text:a></text:span><text:span text:style-name="T151_24"><text:a xlink:type="simple" xlink:href="http://fs.inf.ufg.br/sonar/drilldown/measures/10?metric=coverage&amp;rids%5B%5D=11&amp;rids%5B%5D=348"><text:span text:style-name="T151_25">.</text:span></text:a></text:span><text:span text:style-name="T151_26"><text:a xlink:type="simple" xlink:href="http://fs.inf.ufg.br/sonar/drilldown/measures/10?metric=coverage&amp;rids%5B%5D=11&amp;rids%5B%5D=348"><text:span text:style-name="T151_27">cripto</text:span></text:a></text:span></text:p>
          </table:table-cell>
          <table:table-cell table:style-name="Cell62">
            <text:p text:style-name="P152"><text:span text:style-name="T152_1">92,8%</text:span></text:p>
          </table:table-cell>
        </table:table-row>
        <table:table-row table:style-name="Row30">
          <table:table-cell table:style-name="Cell63">
            <text:p text:style-name="P153"><text:span text:style-name="T153_1"><text:a xlink:type="simple" xlink:href="http://fs.inf.ufg.br/sonar/drilldown/measures/10?metric=coverage&amp;rids%5B%5D=11&amp;rids%5B%5D=31"><text:span text:style-name="T153_2">br</text:span></text:a></text:span><text:span text:style-name="T153_3"><text:a xlink:type="simple" xlink:href="http://fs.inf.ufg.br/sonar/drilldown/measures/10?metric=coverage&amp;rids%5B%5D=11&amp;rids%5B%5D=31"><text:span text:style-name="T153_4">.</text:span></text:a></text:span><text:span text:style-name="T153_5"><text:a xlink:type="simple" xlink:href="http://fs.inf.ufg.br/sonar/drilldown/measures/10?metric=coverage&amp;rids%5B%5D=11&amp;rids%5B%5D=31"><text:span text:style-name="T153_6">ufg</text:span></text:a></text:span><text:span text:style-name="T153_7"><text:a xlink:type="simple" xlink:href="http://fs.inf.ufg.br/sonar/drilldown/measures/10?metric=coverage&amp;rids%5B%5D=11&amp;rids%5B%5D=31"><text:span text:style-name="T153_8">.</text:span></text:a></text:span><text:span text:style-name="T153_9"><text:a xlink:type="simple" xlink:href="http://fs.inf.ufg.br/sonar/drilldown/measures/10?metric=coverage&amp;rids%5B%5D=11&amp;rids%5B%5D=31"><text:span text:style-name="T153_10">inf</text:span></text:a></text:span><text:span text:style-name="T153_11"><text:a xlink:type="simple" xlink:href="http://fs.inf.ufg.br/sonar/drilldown/measures/10?metric=coverage&amp;rids%5B%5D=11&amp;rids%5B%5D=31"><text:span text:style-name="T153_12">.</text:span></text:a></text:span><text:span text:style-name="T153_13"><text:a xlink:type="simple" xlink:href="http://fs.inf.ufg.br/sonar/drilldown/measures/10?metric=coverage&amp;rids%5B%5D=11&amp;rids%5B%5D=31"><text:span text:style-name="T153_14">es</text:span></text:a></text:span><text:span text:style-name="T153_15"><text:a xlink:type="simple" xlink:href="http://fs.inf.ufg.br/sonar/drilldown/measures/10?metric=coverage&amp;rids%5B%5D=11&amp;rids%5B%5D=31"><text:span text:style-name="T153_16">.</text:span></text:a></text:span><text:span text:style-name="T153_17"><text:a xlink:type="simple" xlink:href="http://fs.inf.ufg.br/sonar/drilldown/measures/10?metric=coverage&amp;rids%5B%5D=11&amp;rids%5B%5D=31"><text:span text:style-name="T153_18">base</text:span></text:a></text:span><text:span text:style-name="T153_19"><text:a xlink:type="simple" xlink:href="http://fs.inf.ufg.br/sonar/drilldown/measures/10?metric=coverage&amp;rids%5B%5D=11&amp;rids%5B%5D=31"><text:span text:style-name="T153_20">.</text:span></text:a></text:span><text:span text:style-name="T153_21"><text:a xlink:type="simple" xlink:href="http://fs.inf.ufg.br/sonar/drilldown/measures/10?metric=coverage&amp;rids%5B%5D=11&amp;rids%5B%5D=31"><text:span text:style-name="T153_22">model</text:span></text:a></text:span><text:span text:style-name="T153_23"><text:a xlink:type="simple" xlink:href="http://fs.inf.ufg.br/sonar/drilldown/measures/10?metric=coverage&amp;rids%5B%5D=11&amp;rids%5B%5D=31"><text:span text:style-name="T153_24">.</text:span></text:a></text:span><text:span text:style-name="T153_25"><text:a xlink:type="simple" xlink:href="http://fs.inf.ufg.br/sonar/drilldown/measures/10?metric=coverage&amp;rids%5B%5D=11&amp;rids%5B%5D=31"><text:span text:style-name="T153_26">annotations</text:span></text:a></text:span></text:p>
          </table:table-cell>
          <table:table-cell table:style-name="Cell64">
            <text:p text:style-name="P154"><text:span text:style-name="T154_1">10</text:span><text:span text:style-name="T154_2">0%</text:span></text:p>
          </table:table-cell>
        </table:table-row>
        <table:table-row table:style-name="Row31">
          <table:table-cell table:style-name="Cell65">
            <text:p text:style-name="P155"><text:span text:style-name="T155_1"><text:a xlink:type="simple" xlink:href="http://fs.inf.ufg.br/sonar/drilldown/measures/10?metric=coverage&amp;rids%5B%5D=11&amp;rids%5B%5D=232"><text:span text:style-name="T155_2">br</text:span></text:a></text:span><text:span text:style-name="T155_3"><text:a xlink:type="simple" xlink:href="http://fs.inf.ufg.br/sonar/drilldown/measures/10?metric=coverage&amp;rids%5B%5D=11&amp;rids%5B%5D=232"><text:span text:style-name="T155_4">.</text:span></text:a></text:span><text:span text:style-name="T155_5"><text:a xlink:type="simple" xlink:href="http://fs.inf.ufg.br/sonar/drilldown/measures/10?metric=coverage&amp;rids%5B%5D=11&amp;rids%5B%5D=232"><text:span text:style-name="T155_6">ufg</text:span></text:a></text:span><text:span text:style-name="T155_7"><text:a xlink:type="simple" xlink:href="http://fs.inf.ufg.br/sonar/drilldown/measures/10?metric=coverage&amp;rids%5B%5D=11&amp;rids%5B%5D=232"><text:span text:style-name="T155_8">.</text:span></text:a></text:span><text:span text:style-name="T155_9"><text:a xlink:type="simple" xlink:href="http://fs.inf.ufg.br/sonar/drilldown/measures/10?metric=coverage&amp;rids%5B%5D=11&amp;rids%5B%5D=232"><text:span text:style-name="T155_10">inf</text:span></text:a></text:span><text:span text:style-name="T155_11"><text:a xlink:type="simple" xlink:href="http://fs.inf.ufg.br/sonar/drilldown/measures/10?metric=coverage&amp;rids%5B%5D=11&amp;rids%5B%5D=232"><text:span text:style-name="T155_12">.</text:span></text:a></text:span><text:span text:style-name="T155_13"><text:a xlink:type="simple" xlink:href="http://fs.inf.ufg.br/sonar/drilldown/measures/10?metric=coverage&amp;rids%5B%5D=11&amp;rids%5B%5D=232"><text:span text:style-name="T155_14">es</text:span></text:a></text:span><text:span text:style-name="T155_15"><text:a xlink:type="simple" xlink:href="http://fs.inf.ufg.br/sonar/drilldown/measures/10?metric=coverage&amp;rids%5B%5D=11&amp;rids%5B%5D=232"><text:span text:style-name="T155_16">.</text:span></text:a></text:span><text:span text:style-name="T155_17"><text:a xlink:type="simple" xlink:href="http://fs.inf.ufg.br/sonar/drilldown/measures/10?metric=coverage&amp;rids%5B%5D=11&amp;rids%5B%5D=232"><text:span text:style-name="T155_18">base</text:span></text:a></text:span><text:span text:style-name="T155_19"><text:a xlink:type="simple" xlink:href="http://fs.inf.ufg.br/sonar/drilldown/measures/10?metric=coverage&amp;rids%5B%5D=11&amp;rids%5B%5D=232"><text:span text:style-name="T155_20">.</text:span></text:a></text:span><text:span text:style-name="T155_21"><text:a xlink:type="simple" xlink:href="http://fs.inf.ufg.br/sonar/drilldown/measures/10?metric=coverage&amp;rids%5B%5D=11&amp;rids%5B%5D=232"><text:span text:style-name="T155_22">excptions</text:span></text:a></text:span></text:p>
          </table:table-cell>
          <table:table-cell table:style-name="Cell66">
            <text:p text:style-name="P156"><text:span text:style-name="T156_1">100</text:span><text:span text:style-name="T156_2">%</text:span></text:p>
          </table:table-cell>
        </table:table-row>
        <table:table-row table:style-name="Row32">
          <table:table-cell table:style-name="Cell67">
            <text:p text:style-name="P157"><text:span text:style-name="T157_1"><text:a xlink:type="simple" xlink:href="http://fs.inf.ufg.br/sonar/drilldown/measures/10?metric=coverage&amp;rids%5B%5D=11&amp;rids%5B%5D=39"><text:span text:style-name="T157_2">br</text:span></text:a></text:span><text:span text:style-name="T157_3"><text:a xlink:type="simple" xlink:href="http://fs.inf.ufg.br/sonar/drilldown/measures/10?metric=coverage&amp;rids%5B%5D=11&amp;rids%5B%5D=39"><text:span text:style-name="T157_4">.</text:span></text:a></text:span><text:span text:style-name="T157_5"><text:a xlink:type="simple" xlink:href="http://fs.inf.ufg.br/sonar/drilldown/measures/10?metric=coverage&amp;rids%5B%5D=11&amp;rids%5B%5D=39"><text:span text:style-name="T157_6">ufg</text:span></text:a></text:span><text:span text:style-name="T157_7"><text:a xlink:type="simple" xlink:href="http://fs.inf.ufg.br/sonar/drilldown/measures/10?metric=coverage&amp;rids%5B%5D=11&amp;rids%5B%5D=39"><text:span text:style-name="T157_8">.</text:span></text:a></text:span><text:span text:style-name="T157_9"><text:a xlink:type="simple" xlink:href="http://fs.inf.ufg.br/sonar/drilldown/measures/10?metric=coverage&amp;rids%5B%5D=11&amp;rids%5B%5D=39"><text:span text:style-name="T157_10">inf</text:span></text:a></text:span><text:span text:style-name="T157_11"><text:a xlink:type="simple" xlink:href="http://fs.inf.ufg.br/sonar/drilldown/measures/10?metric=coverage&amp;rids%5B%5D=11&amp;rids%5B%5D=39"><text:span text:style-name="T157_12">.</text:span></text:a></text:span><text:span text:style-name="T157_13"><text:a xlink:type="simple" xlink:href="http://fs.inf.ufg.br/sonar/drilldown/measures/10?metric=coverage&amp;rids%5B%5D=11&amp;rids%5B%5D=39"><text:span text:style-name="T157_14">es</text:span></text:a></text:span><text:span text:style-name="T157_15"><text:a xlink:type="simple" xlink:href="http://fs.inf.ufg.br/sonar/drilldown/measures/10?metric=coverage&amp;rids%5B%5D=11&amp;rids%5B%5D=39"><text:span text:style-name="T157_16">.</text:span></text:a></text:span><text:span text:style-name="T157_17"><text:a xlink:type="simple" xlink:href="http://fs.inf.ufg.br/sonar/drilldown/measures/10?metric=coverage&amp;rids%5B%5D=11&amp;rids%5B%5D=39"><text:span text:style-name="T157_18">base</text:span></text:a></text:span><text:span text:style-name="T157_19"><text:a xlink:type="simple" xlink:href="http://fs.inf.ufg.br/sonar/drilldown/measures/10?metric=coverage&amp;rids%5B%5D=11&amp;rids%5B%5D=39"><text:span text:style-name="T157_20">.</text:span></text:a></text:span><text:span text:style-name="T157_21"><text:a xlink:type="simple" xlink:href="http://fs.inf.ufg.br/sonar/drilldown/measures/10?metric=coverage&amp;rids%5B%5D=11&amp;rids%5B%5D=39"><text:span text:style-name="T157_22">validation</text:span></text:a></text:span></text:p>
          </table:table-cell>
          <table:table-cell table:style-name="Cell68">
            <text:p text:style-name="P158"><text:span text:style-name="T158_1">100</text:span><text:span text:style-name="T158_2">%</text:span></text:p>
          </table:table-cell>
        </table:table-row>
        <table:table-row table:style-name="Row33">
          <table:table-cell table:style-name="Cell69">
            <text:p text:style-name="P159"><text:span text:style-name="T159_1"><text:a xlink:type="simple" xlink:href="http://fs.inf.ufg.br/sonar/drilldown/measures/10?metric=coverage&amp;rids%5B%5D=11&amp;rids%5B%5D=27"><text:span text:style-name="T159_2">br</text:span></text:a></text:span><text:span text:style-name="T159_3"><text:a xlink:type="simple" xlink:href="http://fs.inf.ufg.br/sonar/drilldown/measures/10?metric=coverage&amp;rids%5B%5D=11&amp;rids%5B%5D=27"><text:span text:style-name="T159_4">.</text:span></text:a></text:span><text:span text:style-name="T159_5"><text:a xlink:type="simple" xlink:href="http://fs.inf.ufg.br/sonar/drilldown/measures/10?metric=coverage&amp;rids%5B%5D=11&amp;rids%5B%5D=27"><text:span text:style-name="T159_6">ufg</text:span></text:a></text:span><text:span text:style-name="T159_7"><text:a xlink:type="simple" xlink:href="http://fs.inf.ufg.br/sonar/drilldown/measures/10?metric=coverage&amp;rids%5B%5D=11&amp;rids%5B%5D=27"><text:span text:style-name="T159_8">.</text:span></text:a></text:span><text:span text:style-name="T159_9"><text:a xlink:type="simple" xlink:href="http://fs.inf.ufg.br/sonar/drilldown/measures/10?metric=coverage&amp;rids%5B%5D=11&amp;rids%5B%5D=27"><text:span text:style-name="T159_10">inf</text:span></text:a></text:span><text:span text:style-name="T159_11"><text:a xlink:type="simple" xlink:href="http://fs.inf.ufg.br/sonar/drilldown/measures/10?metric=coverage&amp;rids%5B%5D=11&amp;rids%5B%5D=27"><text:span text:style-name="T159_12">.</text:span></text:a></text:span><text:span text:style-name="T159_13"><text:a xlink:type="simple" xlink:href="http://fs.inf.ufg.br/sonar/drilldown/measures/10?metric=coverage&amp;rids%5B%5D=11&amp;rids%5B%5D=27"><text:span text:style-name="T159_14">es</text:span></text:a></text:span><text:span text:style-name="T159_15"><text:a xlink:type="simple" xlink:href="http://fs.inf.ufg.br/sonar/drilldown/measures/10?metric=coverage&amp;rids%5B%5D=11&amp;rids%5B%5D=27"><text:span text:style-name="T159_16">.</text:span></text:a></text:span><text:span text:style-name="T159_17"><text:a xlink:type="simple" xlink:href="http://fs.inf.ufg.br/sonar/drilldown/measures/10?metric=coverage&amp;rids%5B%5D=11&amp;rids%5B%5D=27"><text:span text:style-name="T159_18">base</text:span></text:a></text:span><text:span text:style-name="T159_19"><text:a xlink:type="simple" xlink:href="http://fs.inf.ufg.br/sonar/drilldown/measures/10?metric=coverage&amp;rids%5B%5D=11&amp;rids%5B%5D=27"><text:span text:style-name="T159_20">.</text:span></text:a></text:span><text:span text:style-name="T159_21"><text:a xlink:type="simple" xlink:href="http://fs.inf.ufg.br/sonar/drilldown/measures/10?metric=coverage&amp;rids%5B%5D=11&amp;rids%5B%5D=27"><text:span text:style-name="T159_22">util</text:span></text:a></text:span></text:p>
          </table:table-cell>
          <table:table-cell table:style-name="Cell70">
            <text:p text:style-name="P160"><text:span text:style-name="T160_1">94</text:span><text:span text:style-name="T160_2">,</text:span><text:span text:style-name="T160_3">4</text:span><text:span text:style-name="T160_4">%</text:span></text:p>
          </table:table-cell>
        </table:table-row>
      </table:table>
      <text:p text:style-name="P161"/>
      <table:table table:style-name="Table7">
        <table:table-column table:style-name="Column15"/>
        <table:table-column table:style-name="Column16"/>
        <table:table-row table:style-name="Row34">
          <table:table-cell table:style-name="Cell71">
            <text:p text:style-name="P162"><text:span text:style-name="T162_1">Projeto</text:span><text:span text:style-name="T162_2"><text:s/></text:span><text:span text:style-name="T162_3">sgb</text:span><text:span text:style-name="T162_4">-</text:span><text:span text:style-name="T162_5">model</text:span></text:p>
          </table:table-cell>
          <table:table-cell table:style-name="Cell72">
            <text:p text:style-name="P163"/>
          </table:table-cell>
        </table:table-row>
        <table:table-row table:style-name="Row35">
          <table:table-cell table:style-name="Cell73">
            <text:p text:style-name="P164"><text:span text:style-name="T164_1">br</text:span><text:span text:style-name="T164_2">.</text:span><text:span text:style-name="T164_3">ufg</text:span><text:span text:style-name="T164_4">.</text:span><text:span text:style-name="T164_5">inf</text:span><text:span text:style-name="T164_6">.</text:span><text:span text:style-name="T164_7">es</text:span><text:span text:style-name="T164_8">.</text:span><text:span text:style-name="T164_9">model</text:span><text:span text:style-name="T164_10">.</text:span><text:span text:style-name="T164_11">dtos</text:span></text:p>
          </table:table-cell>
          <table:table-cell table:style-name="Cell74">
            <text:p text:style-name="P165"><text:span text:style-name="T165_1">85,9%</text:span></text:p>
          </table:table-cell>
        </table:table-row>
        <table:table-row table:style-name="Row36">
          <table:table-cell table:style-name="Cell75">
            <text:p text:style-name="P166"><text:span text:style-name="T166_1"><text:s/></text:span><text:span text:style-name="T166_2"><text:a xlink:type="simple" xlink:href="http://fs.inf.ufg.br/sonar/drilldown/measures/10?metric=coverage&amp;rids%5B%5D=13&amp;rids%5B%5D=267"><text:span text:style-name="T166_3">br</text:span></text:a></text:span><text:span text:style-name="T166_4"><text:a xlink:type="simple" xlink:href="http://fs.inf.ufg.br/sonar/drilldown/measures/10?metric=coverage&amp;rids%5B%5D=13&amp;rids%5B%5D=267"><text:span text:style-name="T166_5">.</text:span></text:a></text:span><text:span text:style-name="T166_6"><text:a xlink:type="simple" xlink:href="http://fs.inf.ufg.br/sonar/drilldown/measures/10?metric=coverage&amp;rids%5B%5D=13&amp;rids%5B%5D=267"><text:span text:style-name="T166_7">ufg</text:span></text:a></text:span><text:span text:style-name="T166_8"><text:a xlink:type="simple" xlink:href="http://fs.inf.ufg.br/sonar/drilldown/measures/10?metric=coverage&amp;rids%5B%5D=13&amp;rids%5B%5D=267"><text:span text:style-name="T166_9">.</text:span></text:a></text:span><text:span text:style-name="T166_10"><text:a xlink:type="simple" xlink:href="http://fs.inf.ufg.br/sonar/drilldown/measures/10?metric=coverage&amp;rids%5B%5D=13&amp;rids%5B%5D=267"><text:span text:style-name="T166_11">inf</text:span></text:a></text:span><text:span text:style-name="T166_12"><text:a xlink:type="simple" xlink:href="http://fs.inf.ufg.br/sonar/drilldown/measures/10?metric=coverage&amp;rids%5B%5D=13&amp;rids%5B%5D=267"><text:span text:style-name="T166_13">.</text:span></text:a></text:span><text:span text:style-name="T166_14"><text:a xlink:type="simple" xlink:href="http://fs.inf.ufg.br/sonar/drilldown/measures/10?metric=coverage&amp;rids%5B%5D=13&amp;rids%5B%5D=267"><text:span text:style-name="T166_15">es</text:span></text:a></text:span><text:span text:style-name="T166_16"><text:a xlink:type="simple" xlink:href="http://fs.inf.ufg.br/sonar/drilldown/measures/10?metric=coverage&amp;rids%5B%5D=13&amp;rids%5B%5D=267"><text:span text:style-name="T166_17">.</text:span></text:a></text:span><text:span text:style-name="T166_18"><text:a xlink:type="simple" xlink:href="http://fs.inf.ufg.br/sonar/drilldown/measures/10?metric=coverage&amp;rids%5B%5D=13&amp;rids%5B%5D=267"><text:span text:style-name="T166_19">model</text:span></text:a></text:span><text:span text:style-name="T166_20"><text:a xlink:type="simple" xlink:href="http://fs.inf.ufg.br/sonar/drilldown/measures/10?metric=coverage&amp;rids%5B%5D=13&amp;rids%5B%5D=267"><text:span text:style-name="T166_21">.</text:span></text:a></text:span><text:span text:style-name="T166_22"><text:a xlink:type="simple" xlink:href="http://fs.inf.ufg.br/sonar/drilldown/measures/10?metric=coverage&amp;rids%5B%5D=13&amp;rids%5B%5D=267"><text:span text:style-name="T166_23">importacaobibliografia</text:span></text:a></text:span></text:p>
          </table:table-cell>
          <table:table-cell table:style-name="Cell76">
            <text:p text:style-name="P167"><text:span text:style-name="T167_1">100</text:span><text:span text:style-name="T167_2">%</text:span></text:p>
          </table:table-cell>
        </table:table-row>
        <table:table-row table:style-name="Row37">
          <table:table-cell table:style-name="Cell77">
            <text:p text:style-name="P168"><text:span text:style-name="T168_1"><text:a xlink:type="simple" xlink:href="http://fs.inf.ufg.br/sonar/drilldown/measures/10?metric=coverage&amp;rids%5B%5D=13&amp;rids%5B%5D=116"><text:span text:style-name="T168_2">br</text:span></text:a></text:span><text:span text:style-name="T168_3"><text:a xlink:type="simple" xlink:href="http://fs.inf.ufg.br/sonar/drilldown/measures/10?metric=coverage&amp;rids%5B%5D=13&amp;rids%5B%5D=116"><text:span text:style-name="T168_4">.</text:span></text:a></text:span><text:span text:style-name="T168_5"><text:a xlink:type="simple" xlink:href="http://fs.inf.ufg.br/sonar/drilldown/measures/10?metric=coverage&amp;rids%5B%5D=13&amp;rids%5B%5D=116"><text:span text:style-name="T168_6">ufg</text:span></text:a></text:span><text:span text:style-name="T168_7"><text:a xlink:type="simple" xlink:href="http://fs.inf.ufg.br/sonar/drilldown/measures/10?metric=coverage&amp;rids%5B%5D=13&amp;rids%5B%5D=116"><text:span text:style-name="T168_8">.</text:span></text:a></text:span><text:span text:style-name="T168_9"><text:a xlink:type="simple" xlink:href="http://fs.inf.ufg.br/sonar/drilldown/measures/10?metric=coverage&amp;rids%5B%5D=13&amp;rids%5B%5D=116"><text:span text:style-name="T168_10">inf</text:span></text:a></text:span><text:span text:style-name="T168_11"><text:a xlink:type="simple" xlink:href="http://fs.inf.ufg.br/sonar/drilldown/measures/10?metric=coverage&amp;rids%5B%5D=13&amp;rids%5B%5D=116"><text:span text:style-name="T168_12">.</text:span></text:a></text:span><text:span text:style-name="T168_13"><text:a xlink:type="simple" xlink:href="http://fs.inf.ufg.br/sonar/drilldown/measures/10?metric=coverage&amp;rids%5B%5D=13&amp;rids%5B%5D=116"><text:span text:style-name="T168_14">es</text:span></text:a></text:span><text:span text:style-name="T168_15"><text:a xlink:type="simple" xlink:href="http://fs.inf.ufg.br/sonar/drilldown/measures/10?metric=coverage&amp;rids%5B%5D=13&amp;rids%5B%5D=116"><text:span text:style-name="T168_16">.</text:span></text:a></text:span><text:span text:style-name="T168_17"><text:a xlink:type="simple" xlink:href="http://fs.inf.ufg.br/sonar/drilldown/measures/10?metric=coverage&amp;rids%5B%5D=13&amp;rids%5B%5D=116"><text:span text:style-name="T168_18">model</text:span></text:a></text:span></text:p>
          </table:table-cell>
          <table:table-cell table:style-name="Cell78">
            <text:p text:style-name="P169"><text:span text:style-name="T169_1">87,9</text:span><text:span text:style-name="T169_2">%</text:span></text:p>
          </table:table-cell>
        </table:table-row>
        <table:table-row table:style-name="Row38">
          <table:table-cell table:style-name="Cell79">
            <text:p text:style-name="P170"><text:span text:style-name="T170_1"><text:a xlink:type="simple" xlink:href="http://fs.inf.ufg.br/sonar/drilldown/measures/10?metric=coverage&amp;rids%5B%5D=13&amp;rids%5B%5D=444"><text:span text:style-name="T170_2">br</text:span></text:a></text:span><text:span text:style-name="T170_3"><text:a xlink:type="simple" xlink:href="http://fs.inf.ufg.br/sonar/drilldown/measures/10?metric=coverage&amp;rids%5B%5D=13&amp;rids%5B%5D=444"><text:span text:style-name="T170_4">.</text:span></text:a></text:span><text:span text:style-name="T170_5"><text:a xlink:type="simple" xlink:href="http://fs.inf.ufg.br/sonar/drilldown/measures/10?metric=coverage&amp;rids%5B%5D=13&amp;rids%5B%5D=444"><text:span text:style-name="T170_6">ufg</text:span></text:a></text:span><text:span text:style-name="T170_7"><text:a xlink:type="simple" xlink:href="http://fs.inf.ufg.br/sonar/drilldown/measures/10?metric=coverage&amp;rids%5B%5D=13&amp;rids%5B%5D=444"><text:span text:style-name="T170_8">.</text:span></text:a></text:span><text:span text:style-name="T170_9"><text:a xlink:type="simple" xlink:href="http://fs.inf.ufg.br/sonar/drilldown/measures/10?metric=coverage&amp;rids%5B%5D=13&amp;rids%5B%5D=444"><text:span text:style-name="T170_10">inf</text:span></text:a></text:span><text:span text:style-name="T170_11"><text:a xlink:type="simple" xlink:href="http://fs.inf.ufg.br/sonar/drilldown/measures/10?metric=coverage&amp;rids%5B%5D=13&amp;rids%5B%5D=444"><text:span text:style-name="T170_12">.</text:span></text:a></text:span><text:span text:style-name="T170_13"><text:a xlink:type="simple" xlink:href="http://fs.inf.ufg.br/sonar/drilldown/measures/10?metric=coverage&amp;rids%5B%5D=13&amp;rids%5B%5D=444"><text:span text:style-name="T170_14">es</text:span></text:a></text:span><text:span text:style-name="T170_15"><text:a xlink:type="simple" xlink:href="http://fs.inf.ufg.br/sonar/drilldown/measures/10?metric=coverage&amp;rids%5B%5D=13&amp;rids%5B%5D=444"><text:span text:style-name="T170_16">.</text:span></text:a></text:span><text:span text:style-name="T170_17"><text:a xlink:type="simple" xlink:href="http://fs.inf.ufg.br/sonar/drilldown/measures/10?metric=coverage&amp;rids%5B%5D=13&amp;rids%5B%5D=444"><text:span text:style-name="T170_18">model</text:span></text:a></text:span><text:span text:style-name="T170_19"><text:a xlink:type="simple" xlink:href="http://fs.inf.ufg.br/sonar/drilldown/measures/10?metric=coverage&amp;rids%5B%5D=13&amp;rids%5B%5D=444"><text:span text:style-name="T170_20">.</text:span></text:a></text:span><text:span text:style-name="T170_21"><text:a xlink:type="simple" xlink:href="http://fs.inf.ufg.br/sonar/drilldown/measures/10?metric=coverage&amp;rids%5B%5D=13&amp;rids%5B%5D=444"><text:span text:style-name="T170_22">exportacaodados</text:span></text:a></text:span><text:span text:style-name="T170_23"><text:a xlink:type="simple" xlink:href="http://fs.inf.ufg.br/sonar/drilldown/measures/10?metric=coverage&amp;rids%5B%5D=13&amp;rids%5B%5D=444"><text:span text:style-name="T170_24">.</text:span></text:a></text:span><text:span text:style-name="T170_25"><text:a xlink:type="simple" xlink:href="http://fs.inf.ufg.br/sonar/drilldown/measures/10?metric=coverage&amp;rids%5B%5D=13&amp;rids%5B%5D=444"><text:span text:style-name="T170_26">planilha</text:span></text:a></text:span></text:p>
          </table:table-cell>
          <table:table-cell table:style-name="Cell80">
            <text:p text:style-name="P171"><text:span text:style-name="T171_1">95,9%</text:span></text:p>
          </table:table-cell>
        </table:table-row>
        <table:table-row table:style-name="Row39">
          <table:table-cell table:style-name="Cell81">
            <text:p text:style-name="P172"><text:span text:style-name="T172_1"><text:a xlink:type="simple" xlink:href="http://fs.inf.ufg.br/sonar/drilldown/measures/10?metric=coverage&amp;rids%5B%5D=13&amp;rids%5B%5D=128"><text:span text:style-name="T172_2">br</text:span></text:a></text:span><text:span text:style-name="T172_3"><text:a xlink:type="simple" xlink:href="http://fs.inf.ufg.br/sonar/drilldown/measures/10?metric=coverage&amp;rids%5B%5D=13&amp;rids%5B%5D=128"><text:span text:style-name="T172_4">.</text:span></text:a></text:span><text:span text:style-name="T172_5"><text:a xlink:type="simple" xlink:href="http://fs.inf.ufg.br/sonar/drilldown/measures/10?metric=coverage&amp;rids%5B%5D=13&amp;rids%5B%5D=128"><text:span text:style-name="T172_6">ufg</text:span></text:a></text:span><text:span text:style-name="T172_7"><text:a xlink:type="simple" xlink:href="http://fs.inf.ufg.br/sonar/drilldown/measures/10?metric=coverage&amp;rids%5B%5D=13&amp;rids%5B%5D=128"><text:span text:style-name="T172_8">.</text:span></text:a></text:span><text:span text:style-name="T172_9"><text:a xlink:type="simple" xlink:href="http://fs.inf.ufg.br/sonar/drilldown/measures/10?metric=coverage&amp;rids%5B%5D=13&amp;rids%5B%5D=128"><text:span text:style-name="T172_10">inf</text:span></text:a></text:span><text:span text:style-name="T172_11"><text:a xlink:type="simple" xlink:href="http://fs.inf.ufg.br/sonar/drilldown/measures/10?metric=coverage&amp;rids%5B%5D=13&amp;rids%5B%5D=128"><text:span text:style-name="T172_12">.</text:span></text:a></text:span><text:span text:style-name="T172_13"><text:a xlink:type="simple" xlink:href="http://fs.inf.ufg.br/sonar/drilldown/measures/10?metric=coverage&amp;rids%5B%5D=13&amp;rids%5B%5D=128"><text:span text:style-name="T172_14">es</text:span></text:a></text:span><text:span text:style-name="T172_15"><text:a xlink:type="simple" xlink:href="http://fs.inf.ufg.br/sonar/drilldown/measures/10?metric=coverage&amp;rids%5B%5D=13&amp;rids%5B%5D=128"><text:span text:style-name="T172_16">.</text:span></text:a></text:span><text:span text:style-name="T172_17"><text:a xlink:type="simple" xlink:href="http://fs.inf.ufg.br/sonar/drilldown/measures/10?metric=coverage&amp;rids%5B%5D=13&amp;rids%5B%5D=128"><text:span text:style-name="T172_18">model</text:span></text:a></text:span><text:span text:style-name="T172_19"><text:a xlink:type="simple" xlink:href="http://fs.inf.ufg.br/sonar/drilldown/measures/10?metric=coverage&amp;rids%5B%5D=13&amp;rids%5B%5D=128"><text:span text:style-name="T172_20">.</text:span></text:a></text:span><text:span text:style-name="T172_21"><text:a xlink:type="simple" xlink:href="http://fs.inf.ufg.br/sonar/drilldown/measures/10?metric=coverage&amp;rids%5B%5D=13&amp;rids%5B%5D=128"><text:span text:style-name="T172_22">biblioteca</text:span></text:a></text:span></text:p>
          </table:table-cell>
          <table:table-cell table:style-name="Cell82">
            <text:p text:style-name="P173"><text:span text:style-name="T173_1">100,0%</text:span></text:p>
          </table:table-cell>
        </table:table-row>
        <table:table-row table:style-name="Row40">
          <table:table-cell table:style-name="Cell83">
            <text:p text:style-name="P174"><text:span text:style-name="T174_1"><text:a xlink:type="simple" xlink:href="http://fs.inf.ufg.br/sonar/drilldown/measures/10?metric=coverage&amp;rids%5B%5D=13&amp;rids%5B%5D=372"><text:span text:style-name="T174_2">br</text:span></text:a></text:span><text:span text:style-name="T174_3"><text:a xlink:type="simple" xlink:href="http://fs.inf.ufg.br/sonar/drilldown/measures/10?metric=coverage&amp;rids%5B%5D=13&amp;rids%5B%5D=372"><text:span text:style-name="T174_4">.</text:span></text:a></text:span><text:span text:style-name="T174_5"><text:a xlink:type="simple" xlink:href="http://fs.inf.ufg.br/sonar/drilldown/measures/10?metric=coverage&amp;rids%5B%5D=13&amp;rids%5B%5D=372"><text:span text:style-name="T174_6">ufg</text:span></text:a></text:span><text:span text:style-name="T174_7"><text:a xlink:type="simple" xlink:href="http://fs.inf.ufg.br/sonar/drilldown/measures/10?metric=coverage&amp;rids%5B%5D=13&amp;rids%5B%5D=372"><text:span text:style-name="T174_8">.</text:span></text:a></text:span><text:span text:style-name="T174_9"><text:a xlink:type="simple" xlink:href="http://fs.inf.ufg.br/sonar/drilldown/measures/10?metric=coverage&amp;rids%5B%5D=13&amp;rids%5B%5D=372"><text:span text:style-name="T174_10">inf</text:span></text:a></text:span><text:span text:style-name="T174_11"><text:a xlink:type="simple" xlink:href="http://fs.inf.ufg.br/sonar/drilldown/measures/10?metric=coverage&amp;rids%5B%5D=13&amp;rids%5B%5D=372"><text:span text:style-name="T174_12">.</text:span></text:a></text:span><text:span text:style-name="T174_13"><text:a xlink:type="simple" xlink:href="http://fs.inf.ufg.br/sonar/drilldown/measures/10?metric=coverage&amp;rids%5B%5D=13&amp;rids%5B%5D=372"><text:span text:style-name="T174_14">es</text:span></text:a></text:span><text:span text:style-name="T174_15"><text:a xlink:type="simple" xlink:href="http://fs.inf.ufg.br/sonar/drilldown/measures/10?metric=coverage&amp;rids%5B%5D=13&amp;rids%5B%5D=372"><text:span text:style-name="T174_16">.</text:span></text:a></text:span><text:span text:style-name="T174_17"><text:a xlink:type="simple" xlink:href="http://fs.inf.ufg.br/sonar/drilldown/measures/10?metric=coverage&amp;rids%5B%5D=13&amp;rids%5B%5D=372"><text:span text:style-name="T174_18">enuns</text:span></text:a></text:span></text:p>
          </table:table-cell>
          <table:table-cell table:style-name="Cell84">
            <text:p text:style-name="P175"><text:span text:style-name="T175_1">100%</text:span></text:p>
          </table:table-cell>
        </table:table-row>
      </table:table>
      <text:p text:style-name="P176"><text:bookmark-start text:name="id.z8ys0o85w4m"/><text:bookmark-end text:name="id.z8ys0o85w4m"/></text:p>
      <text:h text:style-name="P177" text:outline-level="10"><text:bookmark-start text:name="h.t455uu8vjjly"/><text:bookmark-end text:name="h.t455uu8vjjly"/><text:span text:style-name="T177_1">2.4<text:s/></text:span><text:span text:style-name="T177_2">Dados</text:span><text:span text:style-name="T177_3"><text:s/></text:span><text:span text:style-name="T177_4">de</text:span><text:span text:style-name="T177_5"><text:s/></text:span><text:span text:style-name="T177_6">execução</text:span><text:span text:style-name="T177_7"><text:s/></text:span><text:span text:style-name="T177_8">dos</text:span><text:span text:style-name="T177_9"><text:s/></text:span><text:span text:style-name="T177_10">testes</text:span></text:h>
      <text:p text:style-name="P178"><text:span text:style-name="T178_1"><text:tab/></text:span><text:span text:style-name="T178_2">Foram</text:span><text:span text:style-name="T178_3"><text:s/></text:span><text:span text:style-name="T178_4">executados</text:span><text:span text:style-name="T178_5"><text:s/></text:span><text:span text:style-name="T178_6">555</text:span><text:span text:style-name="T178_7"><text:s/></text:span><text:span text:style-name="T178_8">testes</text:span><text:span text:style-name="T178_9"><text:s/></text:span><text:span text:style-name="T178_10">de</text:span><text:span text:style-name="T178_11"><text:s/></text:span><text:span text:style-name="T178_12">unidade</text:span><text:span text:style-name="T178_13">,<text:s/></text:span><text:span text:style-name="T178_14">sendo</text:span><text:span text:style-name="T178_15"><text:s/></text:span><text:span text:style-name="T178_16">que</text:span><text:span text:style-name="T178_17"><text:s/>2<text:s/></text:span><text:span text:style-name="T178_18">não</text:span><text:span text:style-name="T178_19"><text:s/></text:span><text:span text:style-name="T178_20">foram</text:span><text:span text:style-name="T178_21"><text:s/></text:span><text:span text:style-name="T178_22">executados</text:span><text:span text:style-name="T178_23">.<text:s/></text:span><text:span text:style-name="T178_24">A</text:span><text:span text:style-name="T178_25"><text:s/></text:span><text:span text:style-name="T178_26">taxa</text:span><text:span text:style-name="T178_27"><text:s/></text:span><text:span text:style-name="T178_28">de</text:span><text:span text:style-name="T178_29"><text:s/></text:span><text:span text:style-name="T178_30">sucesso</text:span><text:span text:style-name="T178_31"><text:s/></text:span><text:span text:style-name="T178_32">dos</text:span><text:span text:style-name="T178_33"><text:s/></text:span><text:span text:style-name="T178_34">testes</text:span><text:span text:style-name="T178_35"><text:s/></text:span><text:span text:style-name="T178_36">foi</text:span><text:span text:style-name="T178_37"><text:s/></text:span><text:span text:style-name="T178_38">de</text:span><text:span text:style-name="T178_39"><text:s/>100%.<text:s/></text:span><text:span text:style-name="T178_40">Não</text:span><text:span text:style-name="T178_41"><text:s/></text:span><text:span text:style-name="T178_42">havendo</text:span><text:span text:style-name="T178_43"><text:s/></text:span><text:span text:style-name="T178_44">nenhuma</text:span><text:span text:style-name="T178_45"><text:s/></text:span><text:span text:style-name="T178_46">falha</text:span><text:span text:style-name="T178_47"><text:s/></text:span><text:span text:style-name="T178_48">e</text:span><text:span text:style-name="T178_49"><text:s/></text:span><text:span text:style-name="T178_50">nenhum</text:span><text:span text:style-name="T178_51"><text:s/></text:span><text:span text:style-name="T178_52">erro</text:span><text:span text:style-name="T178_53">.</text:span></text:p>
      <text:p text:style-name="P179"/>
      <text:p text:style-name="P18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0%" fo:margin-top="0.494cm" fo:margin-bottom="0.14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3.996cm"/>
    </style:style>
    <style:style style:name="Column2" style:family="table-column">
      <style:table-column-properties style:column-width="2.9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text-align="right" fo:break-before="auto" fo:line-height="115%" style:writing-mode="lr-tb"/>
    </style:style>
    <style:style style:name="T7_1" style:family="text"/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TESTE</text:span><text:span text:style-name="T4_4">_</text:span><text:span text:style-name="T4_5">RelatorioExecucaoTesteUnidades</text:span><text:span text:style-name="T4_6"><text:s/></text:span><text:span text:style-name="T4_7">Versão</text:span><text:span text:style-name="T4_8"><text:s/>1.0</text:span></text:p>
            </table:table-cell>
            <table:table-cell table:style-name="Cell2">
              <text:p text:style-name="P5"><draw:frame svg:x="0cm" svg:y="0cm" svg:width="2.249cm" svg:height="1.693cm" draw:style-name="FR1" text:anchor-type="as-char" draw:z-index="0"><draw:image xlink:href="Pictures/image2.png" xlink:type="simple" xlink:show="embed" xlink:actuate="onLoad"/></draw:frame></text:p>
            </table:table-cell>
          </table:table-row>
        </table:table>
        <text:p text:style-name="P6"/>
      </style:header>
      <style:footer>
        <text:p text:style-name="P7"><text:span text:style-name="T7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